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NHO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nh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4170.46" table:style-name="ce14">
            <text:p>4.170<text:s/></text:p>
          </table:table-cell>
          <table:table-cell office:value-type="float" office:value="6258803.6299999999" table:style-name="ce14">
            <text:p>6.258.804<text:s/></text:p>
          </table:table-cell>
          <table:table-cell office:value-type="float" office:value="59897377" table:style-name="ce14">
            <text:p>59.897.377<text:s/></text:p>
          </table:table-cell>
          <table:table-cell office:value-type="float" office:value="41267.730000000003" table:style-name="ce14">
            <text:p>41.268<text:s/></text:p>
          </table:table-cell>
          <table:table-cell office:value-type="float" office:value="62554320.789999999" table:style-name="ce14">
            <text:p>62.554.321<text:s/></text:p>
          </table:table-cell>
          <table:table-cell office:value-type="float" office:value="37793078.299999997" table:style-name="ce14">
            <text:p>37.793.078<text:s/></text:p>
          </table:table-cell>
          <table:table-cell office:value-type="float" office:value="3100609.06" table:style-name="ce14">
            <text:p>3.100.609<text:s/></text:p>
          </table:table-cell>
          <table:table-cell office:value-type="float" office:value="150277984.16999999" table:style-name="ce14">
            <text:p>150.277.984<text:s/></text:p>
          </table:table-cell>
          <table:table-cell office:value-type="float" office:value="31478293.969999999" table:style-name="ce14">
            <text:p>31.478.294<text:s/></text:p>
          </table:table-cell>
          <table:table-cell office:value-type="float" office:value="6905182.7999999998" table:style-name="ce14">
            <text:p>6.905.183<text:s/></text:p>
          </table:table-cell>
          <table:table-cell office:value-type="float" office:value="81043809.150000006" table:style-name="ce14">
            <text:p>81.043.809<text:s/></text:p>
          </table:table-cell>
          <table:table-cell office:value-type="float" office:value="206673.99" table:style-name="ce14">
            <text:p>206.674<text:s/></text:p>
          </table:table-cell>
          <table:table-cell office:value-type="float" office:value="4762398.29" table:style-name="ce14">
            <text:p>4.762.398<text:s/></text:p>
          </table:table-cell>
          <table:table-cell office:value-type="float" office:value="5058545.0999999996" table:style-name="ce14">
            <text:p>5.058.545<text:s/></text:p>
          </table:table-cell>
          <table:table-cell office:value-type="float" office:value="2900168.34" table:style-name="ce14">
            <text:p>2.900.168<text:s/></text:p>
          </table:table-cell>
          <table:table-cell office:value-type="float" office:value="80547759.780000001" table:style-name="ce14">
            <text:p>80.547.760<text:s/></text:p>
          </table:table-cell>
          <table:table-cell office:value-type="float" office:value="6111.91" table:style-name="ce14">
            <text:p>6.112<text:s/></text:p>
          </table:table-cell>
          <table:table-cell office:value-type="float" office:value="274439642.89999998" table:style-name="ce14">
            <text:p>274.439.643<text:s/></text:p>
          </table:table-cell>
          <table:table-cell office:value-type="float" office:value="231091614.94999999" table:style-name="ce14">
            <text:p>231.091.615<text:s/></text:p>
          </table:table-cell>
          <table:table-cell office:value-type="float" office:value="606429.81000000006" table:style-name="ce14">
            <text:p>606.430<text:s/></text:p>
          </table:table-cell>
          <table:table-cell office:value-type="float" office:value="14945" table:style-name="ce14">
            <text:p>14.945<text:s/></text:p>
          </table:table-cell>
          <table:table-cell office:value-type="float" office:value="12307.09" table:style-name="ce14">
            <text:p>12.307<text:s/></text:p>
          </table:table-cell>
          <table:table-cell office:value-type="float" office:value="88689795.980000004" table:style-name="ce14">
            <text:p>88.689.796<text:s/></text:p>
          </table:table-cell>
          <table:table-cell office:value-type="float" office:value="540611546.75999999" table:style-name="ce14">
            <text:p>540.611.547<text:s/></text:p>
          </table:table-cell>
          <table:table-cell office:value-type="float" office:value="9171.9500000000007" table:style-name="ce14">
            <text:p>9.172<text:s/></text:p>
          </table:table-cell>
          <table:table-cell office:value-type="float" office:value="1532735105.1300001" table:style-name="ce14">
            <text:p>1.532.735.105<text:s/></text:p>
          </table:table-cell>
          <table:table-cell office:value-type="float" office:value="18857.419999999998" table:style-name="ce14">
            <text:p>18.857<text:s/></text:p>
          </table:table-cell>
          <table:table-cell office:value-type="float" office:value="3201065971.46" table:style-name="ce15">
            <text:p>3.201.065.9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12.5" table:style-name="ce17">
            <text:p>13<text:s/></text:p>
          </table:table-cell>
          <table:table-cell office:value-type="float" office:value="1540.57" table:style-name="ce17">
            <text:p>1.541<text:s/></text:p>
          </table:table-cell>
          <table:table-cell office:value-type="float" office:value="-2.0299999999999998" table:style-name="ce17">
            <text:p>(2)</text:p>
          </table:table-cell>
          <table:table-cell office:value-type="float" office:value="0" table:style-name="ce17">
            <text:p>-<text:s/></text:p>
          </table:table-cell>
          <table:table-cell office:value-type="float" office:value="141.52000000000001" table:style-name="ce17">
            <text:p>142<text:s/></text:p>
          </table:table-cell>
          <table:table-cell office:value-type="float" office:value="116.36" table:style-name="ce17">
            <text:p>116<text:s/></text:p>
          </table:table-cell>
          <table:table-cell office:value-type="float" office:value="224.33" table:style-name="ce17">
            <text:p>224<text:s/></text:p>
          </table:table-cell>
          <table:table-cell office:value-type="float" office:value="5.83" table:style-name="ce17">
            <text:p>6<text:s/></text:p>
          </table:table-cell>
          <table:table-cell office:value-type="float" office:value="1978.49" table:style-name="ce17">
            <text:p>1.978<text:s/></text:p>
          </table:table-cell>
          <table:table-cell office:value-type="float" office:value="6392" table:style-name="ce17">
            <text:p>6.392<text:s/></text:p>
          </table:table-cell>
          <table:table-cell office:value-type="float" office:value="-1998.96" table:style-name="ce17">
            <text:p>(1.999)</text:p>
          </table:table-cell>
          <table:table-cell office:value-type="float" office:value="-57.82" table:style-name="ce17">
            <text:p>(58)</text:p>
          </table:table-cell>
          <table:table-cell office:value-type="float" office:value="27.61" table:style-name="ce17">
            <text:p>28<text:s/></text:p>
          </table:table-cell>
          <table:table-cell office:value-type="float" office:value="550.54" table:style-name="ce17">
            <text:p>551<text:s/></text:p>
          </table:table-cell>
          <table:table-cell office:value-type="float" office:value="-198.49" table:style-name="ce17">
            <text:p>(198)</text:p>
          </table:table-cell>
          <table:table-cell office:value-type="float" office:value="5010.07" table:style-name="ce17">
            <text:p>5.010<text:s/></text:p>
          </table:table-cell>
          <table:table-cell office:value-type="float" office:value="-2.02" table:style-name="ce17">
            <text:p>(2)</text:p>
          </table:table-cell>
          <table:table-cell office:value-type="float" office:value="-1119.73" table:style-name="ce17">
            <text:p>(1.120)</text:p>
          </table:table-cell>
          <table:table-cell office:value-type="float" office:value="-383.07" table:style-name="ce17">
            <text:p>(383)</text:p>
          </table:table-cell>
          <table:table-cell office:value-type="float" office:value="-5.54" table:style-name="ce17">
            <text:p>(6)</text:p>
          </table:table-cell>
          <table:table-cell office:value-type="float" office:value="-30.62" table:style-name="ce17">
            <text:p>(31)</text:p>
          </table:table-cell>
          <table:table-cell office:value-type="float" office:value="0" table:style-name="ce17">
            <text:p>-<text:s/></text:p>
          </table:table-cell>
          <table:table-cell office:value-type="float" office:value="652.28" table:style-name="ce17">
            <text:p>652<text:s/></text:p>
          </table:table-cell>
          <table:table-cell office:value-type="float" office:value="-1536.79" table:style-name="ce17">
            <text:p>(1.537)</text:p>
          </table:table-cell>
          <table:table-cell office:value-type="float" office:value="-3.23" table:style-name="ce17">
            <text:p>(3)</text:p>
          </table:table-cell>
          <table:table-cell office:value-type="float" office:value="614016.91" table:style-name="ce17">
            <text:p>614.017<text:s/></text:p>
          </table:table-cell>
          <table:table-cell office:value-type="float" office:value="-37.21" table:style-name="ce17">
            <text:p>(37)</text:p>
          </table:table-cell>
          <table:table-cell office:value-type="float" office:value="625293.50000000012" table:style-name="ce18">
            <text:p>625.29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90833.25" table:style-name="ce17">
            <text:p>190.833<text:s/></text:p>
          </table:table-cell>
          <table:table-cell office:value-type="float" office:value="8993418.4900000002" table:style-name="ce17">
            <text:p>8.993.418<text:s/></text:p>
          </table:table-cell>
          <table:table-cell office:value-type="float" office:value="11195582.43" table:style-name="ce17">
            <text:p>11.195.582<text:s/></text:p>
          </table:table-cell>
          <table:table-cell office:value-type="float" office:value="237914.39" table:style-name="ce17">
            <text:p>237.914<text:s/></text:p>
          </table:table-cell>
          <table:table-cell office:value-type="float" office:value="127720560.18000001" table:style-name="ce17">
            <text:p>127.720.560<text:s/></text:p>
          </table:table-cell>
          <table:table-cell office:value-type="float" office:value="42723710.060000002" table:style-name="ce17">
            <text:p>42.723.710<text:s/></text:p>
          </table:table-cell>
          <table:table-cell office:value-type="float" office:value="2895050.66" table:style-name="ce17">
            <text:p>2.895.051<text:s/></text:p>
          </table:table-cell>
          <table:table-cell office:value-type="float" office:value="189316595.56999999" table:style-name="ce17">
            <text:p>189.316.596<text:s/></text:p>
          </table:table-cell>
          <table:table-cell office:value-type="float" office:value="42920954.170000002" table:style-name="ce17">
            <text:p>42.920.954<text:s/></text:p>
          </table:table-cell>
          <table:table-cell office:value-type="float" office:value="2758753.26" table:style-name="ce17">
            <text:p>2.758.753<text:s/></text:p>
          </table:table-cell>
          <table:table-cell office:value-type="float" office:value="525047557.56" table:style-name="ce17">
            <text:p>525.047.558<text:s/></text:p>
          </table:table-cell>
          <table:table-cell office:value-type="float" office:value="9560769.1400000006" table:style-name="ce17">
            <text:p>9.560.769<text:s/></text:p>
          </table:table-cell>
          <table:table-cell office:value-type="float" office:value="7210202.1500000004" table:style-name="ce17">
            <text:p>7.210.202<text:s/></text:p>
          </table:table-cell>
          <table:table-cell office:value-type="float" office:value="11664272.16" table:style-name="ce17">
            <text:p>11.664.272<text:s/></text:p>
          </table:table-cell>
          <table:table-cell office:value-type="float" office:value="8720134.3699999992" table:style-name="ce17">
            <text:p>8.720.134<text:s/></text:p>
          </table:table-cell>
          <table:table-cell office:value-type="float" office:value="106510368.76000001" table:style-name="ce17">
            <text:p>106.510.369<text:s/></text:p>
          </table:table-cell>
          <table:table-cell office:value-type="float" office:value="2220697.19" table:style-name="ce17">
            <text:p>2.220.697<text:s/></text:p>
          </table:table-cell>
          <table:table-cell office:value-type="float" office:value="376160033.14999998" table:style-name="ce17">
            <text:p>376.160.033<text:s/></text:p>
          </table:table-cell>
          <table:table-cell office:value-type="float" office:value="285046082.27999997" table:style-name="ce17">
            <text:p>285.046.082<text:s/></text:p>
          </table:table-cell>
          <table:table-cell office:value-type="float" office:value="3679245.57" table:style-name="ce17">
            <text:p>3.679.246<text:s/></text:p>
          </table:table-cell>
          <table:table-cell office:value-type="float" office:value="4525172.18" table:style-name="ce17">
            <text:p>4.525.172<text:s/></text:p>
          </table:table-cell>
          <table:table-cell office:value-type="float" office:value="43677.66" table:style-name="ce17">
            <text:p>43.678<text:s/></text:p>
          </table:table-cell>
          <table:table-cell office:value-type="float" office:value="402486184.06" table:style-name="ce17">
            <text:p>402.486.184<text:s/></text:p>
          </table:table-cell>
          <table:table-cell office:value-type="float" office:value="446905422.54000002" table:style-name="ce17">
            <text:p>446.905.423<text:s/></text:p>
          </table:table-cell>
          <table:table-cell office:value-type="float" office:value="8031103.71" table:style-name="ce17">
            <text:p>8.031.104<text:s/></text:p>
          </table:table-cell>
          <table:table-cell office:value-type="float" office:value="1989374349.1600001" table:style-name="ce17">
            <text:p>1.989.374.349<text:s/></text:p>
          </table:table-cell>
          <table:table-cell office:value-type="float" office:value="2160785.7799999998" table:style-name="ce17">
            <text:p>2.160.786<text:s/></text:p>
          </table:table-cell>
          <table:table-cell office:value-type="float" office:value="4618299429.8800001" table:style-name="ce18">
            <text:p>4.618.299.4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1414.92" table:style-name="ce17">
            <text:p>1.41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724.3" table:style-name="ce17">
            <text:p>3.7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4929.17" table:style-name="ce17">
            <text:p>54.9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0874388.95999998" table:style-name="ce17">
            <text:p>310.874.38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04.11" table:style-name="ce17">
            <text:p>3.404<text:s/></text:p>
          </table:table-cell>
          <table:table-cell office:value-type="float" office:value="370105.84" table:style-name="ce17">
            <text:p>370.1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9404793.17" table:style-name="ce17">
            <text:p>109.404.793<text:s/></text:p>
          </table:table-cell>
          <table:table-cell office:value-type="float" office:value="3164.91" table:style-name="ce17">
            <text:p>3.165<text:s/></text:p>
          </table:table-cell>
          <table:table-cell office:value-type="float" office:value="771472.74" table:style-name="ce17">
            <text:p>771.473<text:s/></text:p>
          </table:table-cell>
          <table:table-cell office:value-type="float" office:value="518505.82" table:style-name="ce17">
            <text:p>518.50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22005903.94" table:style-name="ce18">
            <text:p>422.005.90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46149.46" table:style-name="ce17">
            <text:p>146.149<text:s/></text:p>
          </table:table-cell>
          <table:table-cell office:value-type="float" office:value="287966.99" table:style-name="ce17">
            <text:p>287.967<text:s/></text:p>
          </table:table-cell>
          <table:table-cell office:value-type="float" office:value="2940695.52" table:style-name="ce17">
            <text:p>2.940.696<text:s/></text:p>
          </table:table-cell>
          <table:table-cell office:value-type="float" office:value="69293.41" table:style-name="ce17">
            <text:p>69.293<text:s/></text:p>
          </table:table-cell>
          <table:table-cell office:value-type="float" office:value="12394485.66" table:style-name="ce17">
            <text:p>12.394.486<text:s/></text:p>
          </table:table-cell>
          <table:table-cell office:value-type="float" office:value="11903151.77" table:style-name="ce17">
            <text:p>11.903.152<text:s/></text:p>
          </table:table-cell>
          <table:table-cell office:value-type="float" office:value="446796.21" table:style-name="ce17">
            <text:p>446.796<text:s/></text:p>
          </table:table-cell>
          <table:table-cell office:value-type="float" office:value="1582845.63" table:style-name="ce17">
            <text:p>1.582.846<text:s/></text:p>
          </table:table-cell>
          <table:table-cell office:value-type="float" office:value="3646983.35" table:style-name="ce17">
            <text:p>3.646.983<text:s/></text:p>
          </table:table-cell>
          <table:table-cell office:value-type="float" office:value="1248699.94" table:style-name="ce17">
            <text:p>1.248.700<text:s/></text:p>
          </table:table-cell>
          <table:table-cell office:value-type="float" office:value="19598687.129999999" table:style-name="ce17">
            <text:p>19.598.687<text:s/></text:p>
          </table:table-cell>
          <table:table-cell office:value-type="float" office:value="976320.49" table:style-name="ce17">
            <text:p>976.320<text:s/></text:p>
          </table:table-cell>
          <table:table-cell office:value-type="float" office:value="2524195.67" table:style-name="ce17">
            <text:p>2.524.196<text:s/></text:p>
          </table:table-cell>
          <table:table-cell office:value-type="float" office:value="1000195.16" table:style-name="ce17">
            <text:p>1.000.195<text:s/></text:p>
          </table:table-cell>
          <table:table-cell office:value-type="float" office:value="1306346.67" table:style-name="ce17">
            <text:p>1.306.347<text:s/></text:p>
          </table:table-cell>
          <table:table-cell office:value-type="float" office:value="23263764.899999999" table:style-name="ce17">
            <text:p>23.263.765<text:s/></text:p>
          </table:table-cell>
          <table:table-cell office:value-type="float" office:value="464450.54" table:style-name="ce17">
            <text:p>464.451<text:s/></text:p>
          </table:table-cell>
          <table:table-cell office:value-type="float" office:value="4389518.82" table:style-name="ce17">
            <text:p>4.389.519<text:s/></text:p>
          </table:table-cell>
          <table:table-cell office:value-type="float" office:value="7227284.0599999996" table:style-name="ce17">
            <text:p>7.227.284<text:s/></text:p>
          </table:table-cell>
          <table:table-cell office:value-type="float" office:value="782708.76" table:style-name="ce17">
            <text:p>782.709<text:s/></text:p>
          </table:table-cell>
          <table:table-cell office:value-type="float" office:value="103701.68" table:style-name="ce17">
            <text:p>103.70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323940.8200000003" table:style-name="ce17">
            <text:p>7.323.941<text:s/></text:p>
          </table:table-cell>
          <table:table-cell office:value-type="float" office:value="6251195.0899999999" table:style-name="ce17">
            <text:p>6.251.195<text:s/></text:p>
          </table:table-cell>
          <table:table-cell office:value-type="float" office:value="379877.2" table:style-name="ce17">
            <text:p>379.877<text:s/></text:p>
          </table:table-cell>
          <table:table-cell office:value-type="float" office:value="43881493.469999999" table:style-name="ce17">
            <text:p>43.881.493<text:s/></text:p>
          </table:table-cell>
          <table:table-cell office:value-type="float" office:value="232248.36" table:style-name="ce17">
            <text:p>232.248<text:s/></text:p>
          </table:table-cell>
          <table:table-cell office:value-type="float" office:value="154372996.76000005" table:style-name="ce18">
            <text:p>154.372.9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2084.18" table:style-name="ce17">
            <text:p>12.084<text:s/></text:p>
          </table:table-cell>
          <table:table-cell office:value-type="float" office:value="10253.209999999999" table:style-name="ce17">
            <text:p>10.253<text:s/></text:p>
          </table:table-cell>
          <table:table-cell office:value-type="float" office:value="15787.42" table:style-name="ce17">
            <text:p>15.787<text:s/></text:p>
          </table:table-cell>
          <table:table-cell office:value-type="float" office:value="253.04" table:style-name="ce17">
            <text:p>253<text:s/></text:p>
          </table:table-cell>
          <table:table-cell office:value-type="float" office:value="18332.45" table:style-name="ce17">
            <text:p>18.33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104.84" table:style-name="ce17">
            <text:p>6.105<text:s/></text:p>
          </table:table-cell>
          <table:table-cell office:value-type="float" office:value="7782548.6799999997" table:style-name="ce17">
            <text:p>7.782.549<text:s/></text:p>
          </table:table-cell>
          <table:table-cell office:value-type="float" office:value="10043808.949999999" table:style-name="ce17">
            <text:p>10.043.80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062.57" table:style-name="ce17">
            <text:p>6.063<text:s/></text:p>
          </table:table-cell>
          <table:table-cell office:value-type="float" office:value="12360.65" table:style-name="ce17">
            <text:p>12.36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407.810000000001" table:style-name="ce17">
            <text:p>16.408<text:s/></text:p>
          </table:table-cell>
          <table:table-cell office:value-type="float" office:value="1778652.51" table:style-name="ce17">
            <text:p>1.778.653<text:s/></text:p>
          </table:table-cell>
          <table:table-cell office:value-type="float" office:value="4552.8100000000004" table:style-name="ce17">
            <text:p>4.553<text:s/></text:p>
          </table:table-cell>
          <table:table-cell office:value-type="float" office:value="88123098.25" table:style-name="ce17">
            <text:p>88.123.098<text:s/></text:p>
          </table:table-cell>
          <table:table-cell office:value-type="float" office:value="57375961.020000003" table:style-name="ce17">
            <text:p>57.375.961<text:s/></text:p>
          </table:table-cell>
          <table:table-cell office:value-type="float" office:value="18979" table:style-name="ce17">
            <text:p>18.979<text:s/></text:p>
          </table:table-cell>
          <table:table-cell office:value-type="float" office:value="51719.92" table:style-name="ce17">
            <text:p>51.720<text:s/></text:p>
          </table:table-cell>
          <table:table-cell office:value-type="float" office:value="9293.14" table:style-name="ce17">
            <text:p>9.293<text:s/></text:p>
          </table:table-cell>
          <table:table-cell office:value-type="float" office:value="54931.9" table:style-name="ce17">
            <text:p>54.932<text:s/></text:p>
          </table:table-cell>
          <table:table-cell office:value-type="float" office:value="16985148.43" table:style-name="ce17">
            <text:p>16.985.14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5114555.94999999" table:style-name="ce17">
            <text:p>235.114.5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17440896.73000002" table:style-name="ce18">
            <text:p>417.440.8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21317.31" table:style-name="ce17">
            <text:p>21.317<text:s/></text:p>
          </table:table-cell>
          <table:table-cell office:value-type="float" office:value="6198002.8499999996" table:style-name="ce17">
            <text:p>6.198.00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107944.84" table:style-name="ce17">
            <text:p>30.107.945<text:s/></text:p>
          </table:table-cell>
          <table:table-cell office:value-type="float" office:value="13062063.359999999" table:style-name="ce17">
            <text:p>13.062.063<text:s/></text:p>
          </table:table-cell>
          <table:table-cell office:value-type="float" office:value="483608.92" table:style-name="ce17">
            <text:p>483.609<text:s/></text:p>
          </table:table-cell>
          <table:table-cell office:value-type="float" office:value="123983133.06" table:style-name="ce17">
            <text:p>123.983.133<text:s/></text:p>
          </table:table-cell>
          <table:table-cell office:value-type="float" office:value="5959181.7199999997" table:style-name="ce17">
            <text:p>5.959.182<text:s/></text:p>
          </table:table-cell>
          <table:table-cell office:value-type="float" office:value="605667.47" table:style-name="ce17">
            <text:p>605.667<text:s/></text:p>
          </table:table-cell>
          <table:table-cell office:value-type="float" office:value="41482923.189999998" table:style-name="ce17">
            <text:p>41.482.923<text:s/></text:p>
          </table:table-cell>
          <table:table-cell office:value-type="float" office:value="165148.5" table:style-name="ce17">
            <text:p>165.149<text:s/></text:p>
          </table:table-cell>
          <table:table-cell office:value-type="float" office:value="828883.38" table:style-name="ce17">
            <text:p>828.883<text:s/></text:p>
          </table:table-cell>
          <table:table-cell office:value-type="float" office:value="5070195.2" table:style-name="ce17">
            <text:p>5.070.195<text:s/></text:p>
          </table:table-cell>
          <table:table-cell office:value-type="float" office:value="2308394.5099999998" table:style-name="ce17">
            <text:p>2.308.395<text:s/></text:p>
          </table:table-cell>
          <table:table-cell office:value-type="float" office:value="33227573.870000001" table:style-name="ce17">
            <text:p>33.227.574<text:s/></text:p>
          </table:table-cell>
          <table:table-cell office:value-type="float" office:value="5228.8500000000004" table:style-name="ce17">
            <text:p>5.229<text:s/></text:p>
          </table:table-cell>
          <table:table-cell office:value-type="float" office:value="125858295.79000001" table:style-name="ce17">
            <text:p>125.858.296<text:s/></text:p>
          </table:table-cell>
          <table:table-cell office:value-type="float" office:value="100995553.93000001" table:style-name="ce17">
            <text:p>100.995.554<text:s/></text:p>
          </table:table-cell>
          <table:table-cell office:value-type="float" office:value="334906.65000000002" table:style-name="ce17">
            <text:p>334.90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785.23" table:style-name="ce17">
            <text:p>13.785<text:s/></text:p>
          </table:table-cell>
          <table:table-cell office:value-type="float" office:value="121713244.72" table:style-name="ce17">
            <text:p>121.713.245<text:s/></text:p>
          </table:table-cell>
          <table:table-cell office:value-type="float" office:value="231866660.16" table:style-name="ce17">
            <text:p>231.866.660<text:s/></text:p>
          </table:table-cell>
          <table:table-cell office:value-type="float" office:value="1393.27" table:style-name="ce17">
            <text:p>1.393<text:s/></text:p>
          </table:table-cell>
          <table:table-cell office:value-type="float" office:value="597445970.34000003" table:style-name="ce17">
            <text:p>597.445.97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41739077.1199999" table:style-name="ce18">
            <text:p>1.441.739.0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32599.61" table:style-name="ce17">
            <text:p>32.600<text:s/></text:p>
          </table:table-cell>
          <table:table-cell office:value-type="float" office:value="8672466.0599999987" table:style-name="ce17">
            <text:p>8.672.466<text:s/></text:p>
          </table:table-cell>
          <table:table-cell office:value-type="float" office:value="2041096.64" table:style-name="ce17">
            <text:p>2.041.097<text:s/></text:p>
          </table:table-cell>
          <table:table-cell office:value-type="float" office:value="168367.94" table:style-name="ce17">
            <text:p>168.368<text:s/></text:p>
          </table:table-cell>
          <table:table-cell office:value-type="float" office:value="85196072.930000007" table:style-name="ce17">
            <text:p>85.196.073<text:s/></text:p>
          </table:table-cell>
          <table:table-cell office:value-type="float" office:value="17758494.929999996" table:style-name="ce17">
            <text:p>17.758.495<text:s/></text:p>
          </table:table-cell>
          <table:table-cell office:value-type="float" office:value="1958540.69" table:style-name="ce17">
            <text:p>1.958.541<text:s/></text:p>
          </table:table-cell>
          <table:table-cell office:value-type="float" office:value="55968068.199999996" table:style-name="ce17">
            <text:p>55.968.068<text:s/></text:p>
          </table:table-cell>
          <table:table-cell office:value-type="float" office:value="23216050.98" table:style-name="ce17">
            <text:p>23.216.051<text:s/></text:p>
          </table:table-cell>
          <table:table-cell office:value-type="float" office:value="904385.85" table:style-name="ce17">
            <text:p>904.386<text:s/></text:p>
          </table:table-cell>
          <table:table-cell office:value-type="float" office:value="153085495.71000001" table:style-name="ce17">
            <text:p>153.085.496<text:s/></text:p>
          </table:table-cell>
          <table:table-cell office:value-type="float" office:value="8406939.5" table:style-name="ce17">
            <text:p>8.406.940<text:s/></text:p>
          </table:table-cell>
          <table:table-cell office:value-type="float" office:value="3857123.1" table:style-name="ce17">
            <text:p>3.857.123<text:s/></text:p>
          </table:table-cell>
          <table:table-cell office:value-type="float" office:value="5593881.7999999998" table:style-name="ce17">
            <text:p>5.593.882<text:s/></text:p>
          </table:table-cell>
          <table:table-cell office:value-type="float" office:value="5088985.38" table:style-name="ce17">
            <text:p>5.088.985<text:s/></text:p>
          </table:table-cell>
          <table:table-cell office:value-type="float" office:value="48240377.480000004" table:style-name="ce17">
            <text:p>48.240.377<text:s/></text:p>
          </table:table-cell>
          <table:table-cell office:value-type="float" office:value="1746464.9900000002" table:style-name="ce17">
            <text:p>1.746.465<text:s/></text:p>
          </table:table-cell>
          <table:table-cell office:value-type="float" office:value="157785716.18000001" table:style-name="ce17">
            <text:p>157.785.716<text:s/></text:p>
          </table:table-cell>
          <table:table-cell office:value-type="float" office:value="119077177.42999999" table:style-name="ce17">
            <text:p>119.077.177<text:s/></text:p>
          </table:table-cell>
          <table:table-cell office:value-type="float" office:value="2542651.16" table:style-name="ce17">
            <text:p>2.542.651<text:s/></text:p>
          </table:table-cell>
          <table:table-cell office:value-type="float" office:value="4369750.58" table:style-name="ce17">
            <text:p>4.369.751<text:s/></text:p>
          </table:table-cell>
          <table:table-cell office:value-type="float" office:value="20599.29" table:style-name="ce17">
            <text:p>20.599<text:s/></text:p>
          </table:table-cell>
          <table:table-cell office:value-type="float" office:value="163989273.44999999" table:style-name="ce17">
            <text:p>163.989.273<text:s/></text:p>
          </table:table-cell>
          <table:table-cell office:value-type="float" office:value="191799253.94999999" table:style-name="ce17">
            <text:p>191.799.254<text:s/></text:p>
          </table:table-cell>
          <table:table-cell office:value-type="float" office:value="6878360.5000000009" table:style-name="ce17">
            <text:p>6.878.361<text:s/></text:p>
          </table:table-cell>
          <table:table-cell office:value-type="float" office:value="1112413823.5799999" table:style-name="ce17">
            <text:p>1.112.413.824<text:s/></text:p>
          </table:table-cell>
          <table:table-cell office:value-type="float" office:value="1928537.42" table:style-name="ce17">
            <text:p>1.928.537<text:s/></text:p>
          </table:table-cell>
          <table:table-cell office:value-type="float" office:value="2182740555.3299999" table:style-name="ce18">
            <text:p>2.182.740.5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1988231.59" table:style-name="ce17">
            <text:p>21.988.232<text:s/></text:p>
          </table:table-cell>
          <table:table-cell office:value-type="float" office:value="80507522.769999996" table:style-name="ce17">
            <text:p>80.507.523<text:s/></text:p>
          </table:table-cell>
          <table:table-cell office:value-type="float" office:value="266272184.24000001" table:style-name="ce17">
            <text:p>266.272.184<text:s/></text:p>
          </table:table-cell>
          <table:table-cell office:value-type="float" office:value="17052443.23" table:style-name="ce17">
            <text:p>17.052.443<text:s/></text:p>
          </table:table-cell>
          <table:table-cell office:value-type="float" office:value="427271238.72000003" table:style-name="ce17">
            <text:p>427.271.239<text:s/></text:p>
          </table:table-cell>
          <table:table-cell office:value-type="float" office:value="354942618.08999997" table:style-name="ce17">
            <text:p>354.942.618<text:s/></text:p>
          </table:table-cell>
          <table:table-cell office:value-type="float" office:value="4514027326.1000004" table:style-name="ce17">
            <text:p>4.514.027.326<text:s/></text:p>
          </table:table-cell>
          <table:table-cell office:value-type="float" office:value="287156835.70999998" table:style-name="ce17">
            <text:p>287.156.836<text:s/></text:p>
          </table:table-cell>
          <table:table-cell office:value-type="float" office:value="337941417.25999999" table:style-name="ce17">
            <text:p>337.941.417<text:s/></text:p>
          </table:table-cell>
          <table:table-cell office:value-type="float" office:value="112969963.06999999" table:style-name="ce17">
            <text:p>112.969.963<text:s/></text:p>
          </table:table-cell>
          <table:table-cell office:value-type="float" office:value="1454429670.27" table:style-name="ce17">
            <text:p>1.454.429.670<text:s/></text:p>
          </table:table-cell>
          <table:table-cell office:value-type="float" office:value="159158996.25" table:style-name="ce17">
            <text:p>159.158.996<text:s/></text:p>
          </table:table-cell>
          <table:table-cell office:value-type="float" office:value="199958092.02000001" table:style-name="ce17">
            <text:p>199.958.092<text:s/></text:p>
          </table:table-cell>
          <table:table-cell office:value-type="float" office:value="217132499.05000001" table:style-name="ce17">
            <text:p>217.132.499<text:s/></text:p>
          </table:table-cell>
          <table:table-cell office:value-type="float" office:value="125283723.53" table:style-name="ce17">
            <text:p>125.283.724<text:s/></text:p>
          </table:table-cell>
          <table:table-cell office:value-type="float" office:value="403278228" table:style-name="ce17">
            <text:p>403.278.228<text:s/></text:p>
          </table:table-cell>
          <table:table-cell office:value-type="float" office:value="74231176.370000005" table:style-name="ce17">
            <text:p>74.231.176<text:s/></text:p>
          </table:table-cell>
          <table:table-cell office:value-type="float" office:value="1088938107.01" table:style-name="ce17">
            <text:p>1.088.938.107<text:s/></text:p>
          </table:table-cell>
          <table:table-cell office:value-type="float" office:value="6717329380.71" table:style-name="ce17">
            <text:p>6.717.329.381<text:s/></text:p>
          </table:table-cell>
          <table:table-cell office:value-type="float" office:value="108293316.98999999" table:style-name="ce17">
            <text:p>108.293.317<text:s/></text:p>
          </table:table-cell>
          <table:table-cell office:value-type="float" office:value="52495178.609999999" table:style-name="ce17">
            <text:p>52.495.179<text:s/></text:p>
          </table:table-cell>
          <table:table-cell office:value-type="float" office:value="19239665.390000001" table:style-name="ce17">
            <text:p>19.239.665<text:s/></text:p>
          </table:table-cell>
          <table:table-cell office:value-type="float" office:value="1304441418.4100001" table:style-name="ce17">
            <text:p>1.304.441.418<text:s/></text:p>
          </table:table-cell>
          <table:table-cell office:value-type="float" office:value="707458167.49000001" table:style-name="ce17">
            <text:p>707.458.167<text:s/></text:p>
          </table:table-cell>
          <table:table-cell office:value-type="float" office:value="76029067.290000007" table:style-name="ce17">
            <text:p>76.029.067<text:s/></text:p>
          </table:table-cell>
          <table:table-cell office:value-type="float" office:value="15005401406.75" table:style-name="ce17">
            <text:p>15.005.401.407<text:s/></text:p>
          </table:table-cell>
          <table:table-cell office:value-type="float" office:value="39578658.5" table:style-name="ce17">
            <text:p>39.578.659<text:s/></text:p>
          </table:table-cell>
          <table:table-cell office:value-type="float" office:value="34172806533.420006" table:style-name="ce18">
            <text:p>34.172.806.5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7091844.0999999996" table:style-name="ce17">
            <text:p>7.091.844<text:s/></text:p>
          </table:table-cell>
          <table:table-cell office:value-type="float" office:value="22343776.350000001" table:style-name="ce17">
            <text:p>22.343.776<text:s/></text:p>
          </table:table-cell>
          <table:table-cell office:value-type="float" office:value="25676649.010000002" table:style-name="ce17">
            <text:p>25.676.649<text:s/></text:p>
          </table:table-cell>
          <table:table-cell office:value-type="float" office:value="5409769.8399999999" table:style-name="ce17">
            <text:p>5.409.770<text:s/></text:p>
          </table:table-cell>
          <table:table-cell office:value-type="float" office:value="99995802.719999999" table:style-name="ce17">
            <text:p>99.995.803<text:s/></text:p>
          </table:table-cell>
          <table:table-cell office:value-type="float" office:value="59900084.960000001" table:style-name="ce17">
            <text:p>59.900.085<text:s/></text:p>
          </table:table-cell>
          <table:table-cell office:value-type="float" office:value="88450878.74000001" table:style-name="ce17">
            <text:p>88.450.879<text:s/></text:p>
          </table:table-cell>
          <table:table-cell office:value-type="float" office:value="54246651.670000002" table:style-name="ce17">
            <text:p>54.246.652<text:s/></text:p>
          </table:table-cell>
          <table:table-cell office:value-type="float" office:value="85989879.519999996" table:style-name="ce17">
            <text:p>85.989.880<text:s/></text:p>
          </table:table-cell>
          <table:table-cell office:value-type="float" office:value="33925062.950000003" table:style-name="ce17">
            <text:p>33.925.063<text:s/></text:p>
          </table:table-cell>
          <table:table-cell office:value-type="float" office:value="310431234.41000003" table:style-name="ce17">
            <text:p>310.431.234<text:s/></text:p>
          </table:table-cell>
          <table:table-cell office:value-type="float" office:value="50122136.109999999" table:style-name="ce17">
            <text:p>50.122.136<text:s/></text:p>
          </table:table-cell>
          <table:table-cell office:value-type="float" office:value="47004070.310000002" table:style-name="ce17">
            <text:p>47.004.070<text:s/></text:p>
          </table:table-cell>
          <table:table-cell office:value-type="float" office:value="44450011.240000002" table:style-name="ce17">
            <text:p>44.450.011<text:s/></text:p>
          </table:table-cell>
          <table:table-cell office:value-type="float" office:value="33514991.91" table:style-name="ce17">
            <text:p>33.514.992<text:s/></text:p>
          </table:table-cell>
          <table:table-cell office:value-type="float" office:value="72995873.739999995" table:style-name="ce17">
            <text:p>72.995.874<text:s/></text:p>
          </table:table-cell>
          <table:table-cell office:value-type="float" office:value="23523058.129999999" table:style-name="ce17">
            <text:p>23.523.058<text:s/></text:p>
          </table:table-cell>
          <table:table-cell office:value-type="float" office:value="203149045.94999999" table:style-name="ce17">
            <text:p>203.149.046<text:s/></text:p>
          </table:table-cell>
          <table:table-cell office:value-type="float" office:value="471765369.35000002" table:style-name="ce17">
            <text:p>471.765.369<text:s/></text:p>
          </table:table-cell>
          <table:table-cell office:value-type="float" office:value="29260241.93" table:style-name="ce17">
            <text:p>29.260.242<text:s/></text:p>
          </table:table-cell>
          <table:table-cell office:value-type="float" office:value="15018390.880000001" table:style-name="ce17">
            <text:p>15.018.391<text:s/></text:p>
          </table:table-cell>
          <table:table-cell office:value-type="float" office:value="5871003.3399999999" table:style-name="ce17">
            <text:p>5.871.003<text:s/></text:p>
          </table:table-cell>
          <table:table-cell office:value-type="float" office:value="277360750.38999999" table:style-name="ce17">
            <text:p>277.360.750<text:s/></text:p>
          </table:table-cell>
          <table:table-cell office:value-type="float" office:value="107866615.88" table:style-name="ce17">
            <text:p>107.866.616<text:s/></text:p>
          </table:table-cell>
          <table:table-cell office:value-type="float" office:value="24517712.440000001" table:style-name="ce17">
            <text:p>24.517.712<text:s/></text:p>
          </table:table-cell>
          <table:table-cell office:value-type="float" office:value="1369303993.9400001" table:style-name="ce17">
            <text:p>1.369.303.994<text:s/></text:p>
          </table:table-cell>
          <table:table-cell office:value-type="float" office:value="10786590.6" table:style-name="ce17">
            <text:p>10.786.591<text:s/></text:p>
          </table:table-cell>
          <table:table-cell office:value-type="float" office:value="3579971490.4100003" table:style-name="ce18">
            <text:p>3.579.971.4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079708.7" table:style-name="ce17">
            <text:p>5.079.709<text:s/></text:p>
          </table:table-cell>
          <table:table-cell office:value-type="float" office:value="20816072.940000001" table:style-name="ce17">
            <text:p>20.816.073<text:s/></text:p>
          </table:table-cell>
          <table:table-cell office:value-type="float" office:value="130634697.45999999" table:style-name="ce17">
            <text:p>130.634.697<text:s/></text:p>
          </table:table-cell>
          <table:table-cell office:value-type="float" office:value="6154716.1100000003" table:style-name="ce17">
            <text:p>6.154.716<text:s/></text:p>
          </table:table-cell>
          <table:table-cell office:value-type="float" office:value="128363507.13" table:style-name="ce17">
            <text:p>128.363.507<text:s/></text:p>
          </table:table-cell>
          <table:table-cell office:value-type="float" office:value="109095730.38" table:style-name="ce17">
            <text:p>109.095.730<text:s/></text:p>
          </table:table-cell>
          <table:table-cell office:value-type="float" office:value="486921827.32999998" table:style-name="ce17">
            <text:p>486.921.827<text:s/></text:p>
          </table:table-cell>
          <table:table-cell office:value-type="float" office:value="104377054.41" table:style-name="ce17">
            <text:p>104.377.054<text:s/></text:p>
          </table:table-cell>
          <table:table-cell office:value-type="float" office:value="118410228.73" table:style-name="ce17">
            <text:p>118.410.229<text:s/></text:p>
          </table:table-cell>
          <table:table-cell office:value-type="float" office:value="38134242.560000002" table:style-name="ce17">
            <text:p>38.134.243<text:s/></text:p>
          </table:table-cell>
          <table:table-cell office:value-type="float" office:value="470417682.50999999" table:style-name="ce17">
            <text:p>470.417.683<text:s/></text:p>
          </table:table-cell>
          <table:table-cell office:value-type="float" office:value="53288743.420000002" table:style-name="ce17">
            <text:p>53.288.743<text:s/></text:p>
          </table:table-cell>
          <table:table-cell office:value-type="float" office:value="69370558.359999999" table:style-name="ce17">
            <text:p>69.370.558<text:s/></text:p>
          </table:table-cell>
          <table:table-cell office:value-type="float" office:value="77001255.349999994" table:style-name="ce17">
            <text:p>77.001.255<text:s/></text:p>
          </table:table-cell>
          <table:table-cell office:value-type="float" office:value="29632609.48" table:style-name="ce17">
            <text:p>29.632.609<text:s/></text:p>
          </table:table-cell>
          <table:table-cell office:value-type="float" office:value="170613887.30000001" table:style-name="ce17">
            <text:p>170.613.887<text:s/></text:p>
          </table:table-cell>
          <table:table-cell office:value-type="float" office:value="20923205.300000001" table:style-name="ce17">
            <text:p>20.923.205<text:s/></text:p>
          </table:table-cell>
          <table:table-cell office:value-type="float" office:value="414636653.19999999" table:style-name="ce17">
            <text:p>414.636.653<text:s/></text:p>
          </table:table-cell>
          <table:table-cell office:value-type="float" office:value="1899546498.9100001" table:style-name="ce17">
            <text:p>1.899.546.499<text:s/></text:p>
          </table:table-cell>
          <table:table-cell office:value-type="float" office:value="28154470.899999999" table:style-name="ce17">
            <text:p>28.154.471<text:s/></text:p>
          </table:table-cell>
          <table:table-cell office:value-type="float" office:value="14829841.859999999" table:style-name="ce17">
            <text:p>14.829.842<text:s/></text:p>
          </table:table-cell>
          <table:table-cell office:value-type="float" office:value="5631863.6900000004" table:style-name="ce17">
            <text:p>5.631.864<text:s/></text:p>
          </table:table-cell>
          <table:table-cell office:value-type="float" office:value="440058972.10000002" table:style-name="ce17">
            <text:p>440.058.972<text:s/></text:p>
          </table:table-cell>
          <table:table-cell office:value-type="float" office:value="306251496.05000001" table:style-name="ce17">
            <text:p>306.251.496<text:s/></text:p>
          </table:table-cell>
          <table:table-cell office:value-type="float" office:value="20084264.68" table:style-name="ce17">
            <text:p>20.084.265<text:s/></text:p>
          </table:table-cell>
          <table:table-cell office:value-type="float" office:value="3941638577.6199999" table:style-name="ce17">
            <text:p>3.941.638.578<text:s/></text:p>
          </table:table-cell>
          <table:table-cell office:value-type="float" office:value="14074056.119999999" table:style-name="ce17">
            <text:p>14.074.056<text:s/></text:p>
          </table:table-cell>
          <table:table-cell office:value-type="float" office:value="9124142422.6000004" table:style-name="ce18">
            <text:p>9.124.142.4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5286.09" table:style-name="ce17">
            <text:p>5.286<text:s/></text:p>
          </table:table-cell>
          <table:table-cell office:value-type="float" office:value="3992.96" table:style-name="ce17">
            <text:p>3.993<text:s/></text:p>
          </table:table-cell>
          <table:table-cell office:value-type="float" office:value="295156.13" table:style-name="ce17">
            <text:p>295.1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49004.52" table:style-name="ce17">
            <text:p>2.049.005<text:s/></text:p>
          </table:table-cell>
          <table:table-cell office:value-type="float" office:value="23104448.449999999" table:style-name="ce17">
            <text:p>23.104.448<text:s/></text:p>
          </table:table-cell>
          <table:table-cell office:value-type="float" office:value="171449847.03999999" table:style-name="ce17">
            <text:p>171.449.847<text:s/></text:p>
          </table:table-cell>
          <table:table-cell office:value-type="float" office:value="6030518.9400000004" table:style-name="ce17">
            <text:p>6.030.519<text:s/></text:p>
          </table:table-cell>
          <table:table-cell office:value-type="float" office:value="563648.73" table:style-name="ce17">
            <text:p>563.649<text:s/></text:p>
          </table:table-cell>
          <table:table-cell office:value-type="float" office:value="861.77" table:style-name="ce17">
            <text:p>862<text:s/></text:p>
          </table:table-cell>
          <table:table-cell office:value-type="float" office:value="13805640.67" table:style-name="ce17">
            <text:p>13.805.641<text:s/></text:p>
          </table:table-cell>
          <table:table-cell office:value-type="float" office:value="200633.63" table:style-name="ce17">
            <text:p>200.634<text:s/></text:p>
          </table:table-cell>
          <table:table-cell office:value-type="float" office:value="479835.61" table:style-name="ce17">
            <text:p>479.836<text:s/></text:p>
          </table:table-cell>
          <table:table-cell office:value-type="float" office:value="22626164.940000001" table:style-name="ce17">
            <text:p>22.626.165<text:s/></text:p>
          </table:table-cell>
          <table:table-cell office:value-type="float" office:value="19308.849999999999" table:style-name="ce17">
            <text:p>19.309<text:s/></text:p>
          </table:table-cell>
          <table:table-cell office:value-type="float" office:value="7307436.6600000001" table:style-name="ce17">
            <text:p>7.307.437<text:s/></text:p>
          </table:table-cell>
          <table:table-cell office:value-type="float" office:value="41.56" table:style-name="ce17">
            <text:p>42<text:s/></text:p>
          </table:table-cell>
          <table:table-cell office:value-type="float" office:value="20219487.57" table:style-name="ce17">
            <text:p>20.219.488<text:s/></text:p>
          </table:table-cell>
          <table:table-cell office:value-type="float" office:value="192556972.21000001" table:style-name="ce17">
            <text:p>192.556.972<text:s/></text:p>
          </table:table-cell>
          <table:table-cell office:value-type="float" office:value="68089.91" table:style-name="ce17">
            <text:p>68.090<text:s/></text:p>
          </table:table-cell>
          <table:table-cell office:value-type="float" office:value="168079.46" table:style-name="ce17">
            <text:p>168.079<text:s/></text:p>
          </table:table-cell>
          <table:table-cell office:value-type="float" office:value="627.22" table:style-name="ce17">
            <text:p>627<text:s/></text:p>
          </table:table-cell>
          <table:table-cell office:value-type="float" office:value="43864930.640000001" table:style-name="ce17">
            <text:p>43.864.931<text:s/></text:p>
          </table:table-cell>
          <table:table-cell office:value-type="float" office:value="1688779.68" table:style-name="ce17">
            <text:p>1.688.780<text:s/></text:p>
          </table:table-cell>
          <table:table-cell office:value-type="float" office:value="2339901.48" table:style-name="ce17">
            <text:p>2.339.901<text:s/></text:p>
          </table:table-cell>
          <table:table-cell office:value-type="float" office:value="760371218.66999996" table:style-name="ce17">
            <text:p>760.371.219<text:s/></text:p>
          </table:table-cell>
          <table:table-cell office:value-type="float" office:value="4712.68" table:style-name="ce17">
            <text:p>4.713<text:s/></text:p>
          </table:table-cell>
          <table:table-cell office:value-type="float" office:value="1269224626.0699999" table:style-name="ce18">
            <text:p>1.269.224.6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074422.6100000003" table:style-name="ce17">
            <text:p>5.074.423<text:s/></text:p>
          </table:table-cell>
          <table:table-cell office:value-type="float" office:value="20812079.98" table:style-name="ce17">
            <text:p>20.812.080<text:s/></text:p>
          </table:table-cell>
          <table:table-cell office:value-type="float" office:value="130339541.33" table:style-name="ce17">
            <text:p>130.339.541<text:s/></text:p>
          </table:table-cell>
          <table:table-cell office:value-type="float" office:value="6154716.1099999994" table:style-name="ce17">
            <text:p>6.154.716<text:s/></text:p>
          </table:table-cell>
          <table:table-cell office:value-type="float" office:value="126314502.61000001" table:style-name="ce17">
            <text:p>126.314.503<text:s/></text:p>
          </table:table-cell>
          <table:table-cell office:value-type="float" office:value="85991281.929999992" table:style-name="ce17">
            <text:p>85.991.282<text:s/></text:p>
          </table:table-cell>
          <table:table-cell office:value-type="float" office:value="315471980.28999996" table:style-name="ce17">
            <text:p>315.471.980<text:s/></text:p>
          </table:table-cell>
          <table:table-cell office:value-type="float" office:value="98346535.469999999" table:style-name="ce17">
            <text:p>98.346.535<text:s/></text:p>
          </table:table-cell>
          <table:table-cell office:value-type="float" office:value="117846579.99999999" table:style-name="ce17">
            <text:p>117.846.580<text:s/></text:p>
          </table:table-cell>
          <table:table-cell office:value-type="float" office:value="38133380.789999999" table:style-name="ce17">
            <text:p>38.133.381<text:s/></text:p>
          </table:table-cell>
          <table:table-cell office:value-type="float" office:value="456612041.83999997" table:style-name="ce17">
            <text:p>456.612.042<text:s/></text:p>
          </table:table-cell>
          <table:table-cell office:value-type="float" office:value="53088109.789999999" table:style-name="ce17">
            <text:p>53.088.110<text:s/></text:p>
          </table:table-cell>
          <table:table-cell office:value-type="float" office:value="68890722.75" table:style-name="ce17">
            <text:p>68.890.723<text:s/></text:p>
          </table:table-cell>
          <table:table-cell office:value-type="float" office:value="54375090.410000004" table:style-name="ce17">
            <text:p>54.375.090<text:s/></text:p>
          </table:table-cell>
          <table:table-cell office:value-type="float" office:value="29613300.630000003" table:style-name="ce17">
            <text:p>29.613.301<text:s/></text:p>
          </table:table-cell>
          <table:table-cell office:value-type="float" office:value="163306450.63999999" table:style-name="ce17">
            <text:p>163.306.451<text:s/></text:p>
          </table:table-cell>
          <table:table-cell office:value-type="float" office:value="20923163.740000002" table:style-name="ce17">
            <text:p>20.923.164<text:s/></text:p>
          </table:table-cell>
          <table:table-cell office:value-type="float" office:value="394417165.62999994" table:style-name="ce17">
            <text:p>394.417.166<text:s/></text:p>
          </table:table-cell>
          <table:table-cell office:value-type="float" office:value="1706989526.7" table:style-name="ce17">
            <text:p>1.706.989.527<text:s/></text:p>
          </table:table-cell>
          <table:table-cell office:value-type="float" office:value="28086380.990000002" table:style-name="ce17">
            <text:p>28.086.381<text:s/></text:p>
          </table:table-cell>
          <table:table-cell office:value-type="float" office:value="14661762.4" table:style-name="ce17">
            <text:p>14.661.762<text:s/></text:p>
          </table:table-cell>
          <table:table-cell office:value-type="float" office:value="5631236.4700000007" table:style-name="ce17">
            <text:p>5.631.236<text:s/></text:p>
          </table:table-cell>
          <table:table-cell office:value-type="float" office:value="396194041.45999998" table:style-name="ce17">
            <text:p>396.194.041<text:s/></text:p>
          </table:table-cell>
          <table:table-cell office:value-type="float" office:value="304562716.37" table:style-name="ce17">
            <text:p>304.562.716<text:s/></text:p>
          </table:table-cell>
          <table:table-cell office:value-type="float" office:value="17744363.199999999" table:style-name="ce17">
            <text:p>17.744.363<text:s/></text:p>
          </table:table-cell>
          <table:table-cell office:value-type="float" office:value="3181267358.9500003" table:style-name="ce17">
            <text:p>3.181.267.359<text:s/></text:p>
          </table:table-cell>
          <table:table-cell office:value-type="float" office:value="14069343.439999999" table:style-name="ce17">
            <text:p>14.069.343<text:s/></text:p>
          </table:table-cell>
          <table:table-cell office:value-type="float" office:value="7854917796.5299997" table:style-name="ce18">
            <text:p>7.854.917.7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9816678.7899999991" table:style-name="ce17">
            <text:p>9.816.679<text:s/></text:p>
          </table:table-cell>
          <table:table-cell office:value-type="float" office:value="37347673.479999997" table:style-name="ce17">
            <text:p>37.347.673<text:s/></text:p>
          </table:table-cell>
          <table:table-cell office:value-type="float" office:value="109960837.77" table:style-name="ce17">
            <text:p>109.960.838<text:s/></text:p>
          </table:table-cell>
          <table:table-cell office:value-type="float" office:value="5487957.2800000003" table:style-name="ce17">
            <text:p>5.487.957<text:s/></text:p>
          </table:table-cell>
          <table:table-cell office:value-type="float" office:value="198911928.87" table:style-name="ce17">
            <text:p>198.911.929<text:s/></text:p>
          </table:table-cell>
          <table:table-cell office:value-type="float" office:value="185946802.75" table:style-name="ce17">
            <text:p>185.946.803<text:s/></text:p>
          </table:table-cell>
          <table:table-cell office:value-type="float" office:value="3938654620.0300002" table:style-name="ce17">
            <text:p>3.938.654.620<text:s/></text:p>
          </table:table-cell>
          <table:table-cell office:value-type="float" office:value="128533129.63" table:style-name="ce17">
            <text:p>128.533.130<text:s/></text:p>
          </table:table-cell>
          <table:table-cell office:value-type="float" office:value="133541309.01000001" table:style-name="ce17">
            <text:p>133.541.309<text:s/></text:p>
          </table:table-cell>
          <table:table-cell office:value-type="float" office:value="40910657.560000002" table:style-name="ce17">
            <text:p>40.910.658<text:s/></text:p>
          </table:table-cell>
          <table:table-cell office:value-type="float" office:value="673580753.35000002" table:style-name="ce17">
            <text:p>673.580.753<text:s/></text:p>
          </table:table-cell>
          <table:table-cell office:value-type="float" office:value="55748116.719999999" table:style-name="ce17">
            <text:p>55.748.117<text:s/></text:p>
          </table:table-cell>
          <table:table-cell office:value-type="float" office:value="83583463.349999994" table:style-name="ce17">
            <text:p>83.583.463<text:s/></text:p>
          </table:table-cell>
          <table:table-cell office:value-type="float" office:value="95681232.459999993" table:style-name="ce17">
            <text:p>95.681.232<text:s/></text:p>
          </table:table-cell>
          <table:table-cell office:value-type="float" office:value="62136122.140000001" table:style-name="ce17">
            <text:p>62.136.122<text:s/></text:p>
          </table:table-cell>
          <table:table-cell office:value-type="float" office:value="159668466.96000001" table:style-name="ce17">
            <text:p>159.668.467<text:s/></text:p>
          </table:table-cell>
          <table:table-cell office:value-type="float" office:value="29784912.940000001" table:style-name="ce17">
            <text:p>29.784.913<text:s/></text:p>
          </table:table-cell>
          <table:table-cell office:value-type="float" office:value="471152407.86000001" table:style-name="ce17">
            <text:p>471.152.408<text:s/></text:p>
          </table:table-cell>
          <table:table-cell office:value-type="float" office:value="4346017512.4499998" table:style-name="ce17">
            <text:p>4.346.017.512<text:s/></text:p>
          </table:table-cell>
          <table:table-cell office:value-type="float" office:value="50878604.159999996" table:style-name="ce17">
            <text:p>50.878.604<text:s/></text:p>
          </table:table-cell>
          <table:table-cell office:value-type="float" office:value="22646945.870000001" table:style-name="ce17">
            <text:p>22.646.946<text:s/></text:p>
          </table:table-cell>
          <table:table-cell office:value-type="float" office:value="7736798.3600000003" table:style-name="ce17">
            <text:p>7.736.798<text:s/></text:p>
          </table:table-cell>
          <table:table-cell office:value-type="float" office:value="587021695.91999996" table:style-name="ce17">
            <text:p>587.021.696<text:s/></text:p>
          </table:table-cell>
          <table:table-cell office:value-type="float" office:value="293340055.56" table:style-name="ce17">
            <text:p>293.340.056<text:s/></text:p>
          </table:table-cell>
          <table:table-cell office:value-type="float" office:value="31427090.170000002" table:style-name="ce17">
            <text:p>31.427.090<text:s/></text:p>
          </table:table-cell>
          <table:table-cell office:value-type="float" office:value="9694458835.1900005" table:style-name="ce17">
            <text:p>9.694.458.835<text:s/></text:p>
          </table:table-cell>
          <table:table-cell office:value-type="float" office:value="14718011.779999999" table:style-name="ce17">
            <text:p>14.718.012<text:s/></text:p>
          </table:table-cell>
          <table:table-cell office:value-type="float" office:value="21468692620.410004" table:style-name="ce18">
            <text:p>21.468.692.6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033565.29" table:style-name="ce17">
            <text:p>8.033.565<text:s/></text:p>
          </table:table-cell>
          <table:table-cell office:value-type="float" office:value="30449658.539999999" table:style-name="ce17">
            <text:p>30.449.659<text:s/></text:p>
          </table:table-cell>
          <table:table-cell office:value-type="float" office:value="74079115.269999996" table:style-name="ce17">
            <text:p>74.079.115<text:s/></text:p>
          </table:table-cell>
          <table:table-cell office:value-type="float" office:value="5001239.71" table:style-name="ce17">
            <text:p>5.001.240<text:s/></text:p>
          </table:table-cell>
          <table:table-cell office:value-type="float" office:value="154192265.12" table:style-name="ce17">
            <text:p>154.192.265<text:s/></text:p>
          </table:table-cell>
          <table:table-cell office:value-type="float" office:value="139975749.19999999" table:style-name="ce17">
            <text:p>139.975.749<text:s/></text:p>
          </table:table-cell>
          <table:table-cell office:value-type="float" office:value="2966261935.77" table:style-name="ce17">
            <text:p>2.966.261.936<text:s/></text:p>
          </table:table-cell>
          <table:table-cell office:value-type="float" office:value="83802133.150000006" table:style-name="ce17">
            <text:p>83.802.133<text:s/></text:p>
          </table:table-cell>
          <table:table-cell office:value-type="float" office:value="111450133.42" table:style-name="ce17">
            <text:p>111.450.133<text:s/></text:p>
          </table:table-cell>
          <table:table-cell office:value-type="float" office:value="36463774.670000002" table:style-name="ce17">
            <text:p>36.463.775<text:s/></text:p>
          </table:table-cell>
          <table:table-cell office:value-type="float" office:value="476533352.08999997" table:style-name="ce17">
            <text:p>476.533.352<text:s/></text:p>
          </table:table-cell>
          <table:table-cell office:value-type="float" office:value="45175026.909999996" table:style-name="ce17">
            <text:p>45.175.027<text:s/></text:p>
          </table:table-cell>
          <table:table-cell office:value-type="float" office:value="67147746.310000002" table:style-name="ce17">
            <text:p>67.147.746<text:s/></text:p>
          </table:table-cell>
          <table:table-cell office:value-type="float" office:value="82926032.659999996" table:style-name="ce17">
            <text:p>82.926.033<text:s/></text:p>
          </table:table-cell>
          <table:table-cell office:value-type="float" office:value="57074244.729999997" table:style-name="ce17">
            <text:p>57.074.245<text:s/></text:p>
          </table:table-cell>
          <table:table-cell office:value-type="float" office:value="132156291.36" table:style-name="ce17">
            <text:p>132.156.291<text:s/></text:p>
          </table:table-cell>
          <table:table-cell office:value-type="float" office:value="24684746.789999999" table:style-name="ce17">
            <text:p>24.684.747<text:s/></text:p>
          </table:table-cell>
          <table:table-cell office:value-type="float" office:value="347323640.39999998" table:style-name="ce17">
            <text:p>347.323.640<text:s/></text:p>
          </table:table-cell>
          <table:table-cell office:value-type="float" office:value="1286522717" table:style-name="ce17">
            <text:p>1.286.522.717<text:s/></text:p>
          </table:table-cell>
          <table:table-cell office:value-type="float" office:value="45776032.219999999" table:style-name="ce17">
            <text:p>45.776.032<text:s/></text:p>
          </table:table-cell>
          <table:table-cell office:value-type="float" office:value="19032563.059999999" table:style-name="ce17">
            <text:p>19.032.563<text:s/></text:p>
          </table:table-cell>
          <table:table-cell office:value-type="float" office:value="7185387.8200000003" table:style-name="ce17">
            <text:p>7.185.388<text:s/></text:p>
          </table:table-cell>
          <table:table-cell office:value-type="float" office:value="395834217.30000001" table:style-name="ce17">
            <text:p>395.834.217<text:s/></text:p>
          </table:table-cell>
          <table:table-cell office:value-type="float" office:value="218078723.30000001" table:style-name="ce17">
            <text:p>218.078.723<text:s/></text:p>
          </table:table-cell>
          <table:table-cell office:value-type="float" office:value="26317647.82" table:style-name="ce17">
            <text:p>26.317.648<text:s/></text:p>
          </table:table-cell>
          <table:table-cell office:value-type="float" office:value="3060551398.1599998" table:style-name="ce17">
            <text:p>3.060.551.398<text:s/></text:p>
          </table:table-cell>
          <table:table-cell office:value-type="float" office:value="12838519.68" table:style-name="ce17">
            <text:p>12.838.520<text:s/></text:p>
          </table:table-cell>
          <table:table-cell office:value-type="float" office:value="9914867857.75" table:style-name="ce18">
            <text:p>9.914.867.8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38903.78" table:style-name="ce17">
            <text:p>538.904<text:s/></text:p>
          </table:table-cell>
          <table:table-cell office:value-type="float" office:value="5041587.74" table:style-name="ce17">
            <text:p>5.041.588<text:s/></text:p>
          </table:table-cell>
          <table:table-cell office:value-type="float" office:value="8831459.8499999996" table:style-name="ce17">
            <text:p>8.831.460<text:s/></text:p>
          </table:table-cell>
          <table:table-cell office:value-type="float" office:value="100716.92" table:style-name="ce17">
            <text:p>100.717<text:s/></text:p>
          </table:table-cell>
          <table:table-cell office:value-type="float" office:value="11439184.02" table:style-name="ce17">
            <text:p>11.439.184<text:s/></text:p>
          </table:table-cell>
          <table:table-cell office:value-type="float" office:value="25616841.550000001" table:style-name="ce17">
            <text:p>25.616.842<text:s/></text:p>
          </table:table-cell>
          <table:table-cell office:value-type="float" office:value="568535268.64999998" table:style-name="ce17">
            <text:p>568.535.269<text:s/></text:p>
          </table:table-cell>
          <table:table-cell office:value-type="float" office:value="16008894.98" table:style-name="ce17">
            <text:p>16.008.895<text:s/></text:p>
          </table:table-cell>
          <table:table-cell office:value-type="float" office:value="9920152.3699999992" table:style-name="ce17">
            <text:p>9.920.152<text:s/></text:p>
          </table:table-cell>
          <table:table-cell office:value-type="float" office:value="1096550.52" table:style-name="ce17">
            <text:p>1.096.551<text:s/></text:p>
          </table:table-cell>
          <table:table-cell office:value-type="float" office:value="67895778.650000006" table:style-name="ce17">
            <text:p>67.895.779<text:s/></text:p>
          </table:table-cell>
          <table:table-cell office:value-type="float" office:value="3392307.73" table:style-name="ce17">
            <text:p>3.392.308<text:s/></text:p>
          </table:table-cell>
          <table:table-cell office:value-type="float" office:value="6255753.0899999999" table:style-name="ce17">
            <text:p>6.255.753<text:s/></text:p>
          </table:table-cell>
          <table:table-cell office:value-type="float" office:value="5308348.04" table:style-name="ce17">
            <text:p>5.308.348<text:s/></text:p>
          </table:table-cell>
          <table:table-cell office:value-type="float" office:value="1993107.48" table:style-name="ce17">
            <text:p>1.993.107<text:s/></text:p>
          </table:table-cell>
          <table:table-cell office:value-type="float" office:value="12759636.060000001" table:style-name="ce17">
            <text:p>12.759.636<text:s/></text:p>
          </table:table-cell>
          <table:table-cell office:value-type="float" office:value="2739676.31" table:style-name="ce17">
            <text:p>2.739.676<text:s/></text:p>
          </table:table-cell>
          <table:table-cell office:value-type="float" office:value="46254121.890000001" table:style-name="ce17">
            <text:p>46.254.122<text:s/></text:p>
          </table:table-cell>
          <table:table-cell office:value-type="float" office:value="2250424574.4200001" table:style-name="ce17">
            <text:p>2.250.424.574<text:s/></text:p>
          </table:table-cell>
          <table:table-cell office:value-type="float" office:value="2750649.68" table:style-name="ce17">
            <text:p>2.750.650<text:s/></text:p>
          </table:table-cell>
          <table:table-cell office:value-type="float" office:value="2028725.35" table:style-name="ce17">
            <text:p>2.028.725<text:s/></text:p>
          </table:table-cell>
          <table:table-cell office:value-type="float" office:value="156973.65" table:style-name="ce17">
            <text:p>156.974<text:s/></text:p>
          </table:table-cell>
          <table:table-cell office:value-type="float" office:value="109214956.93000001" table:style-name="ce17">
            <text:p>109.214.957<text:s/></text:p>
          </table:table-cell>
          <table:table-cell office:value-type="float" office:value="39973487.18" table:style-name="ce17">
            <text:p>39.973.487<text:s/></text:p>
          </table:table-cell>
          <table:table-cell office:value-type="float" office:value="2005961.24" table:style-name="ce17">
            <text:p>2.005.961<text:s/></text:p>
          </table:table-cell>
          <table:table-cell office:value-type="float" office:value="4896183085.6599998" table:style-name="ce17">
            <text:p>4.896.183.086<text:s/></text:p>
          </table:table-cell>
          <table:table-cell office:value-type="float" office:value="716399.16" table:style-name="ce17">
            <text:p>716.399<text:s/></text:p>
          </table:table-cell>
          <table:table-cell office:value-type="float" office:value="8097183102.8999996" table:style-name="ce18">
            <text:p>8.097.183.1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440195.37" table:style-name="ce17">
            <text:p>440.195<text:s/></text:p>
          </table:table-cell>
          <table:table-cell office:value-type="float" office:value="101064.16" table:style-name="ce17">
            <text:p>101.064<text:s/></text:p>
          </table:table-cell>
          <table:table-cell office:value-type="float" office:value="21266087.93" table:style-name="ce17">
            <text:p>21.266.088<text:s/></text:p>
          </table:table-cell>
          <table:table-cell office:value-type="float" office:value="12267.38" table:style-name="ce17">
            <text:p>12.267<text:s/></text:p>
          </table:table-cell>
          <table:table-cell office:value-type="float" office:value="17970143.989999998" table:style-name="ce17">
            <text:p>17.970.144<text:s/></text:p>
          </table:table-cell>
          <table:table-cell office:value-type="float" office:value="7697302.3200000003" table:style-name="ce17">
            <text:p>7.697.302<text:s/></text:p>
          </table:table-cell>
          <table:table-cell office:value-type="float" office:value="241039597.94999999" table:style-name="ce17">
            <text:p>241.039.598<text:s/></text:p>
          </table:table-cell>
          <table:table-cell office:value-type="float" office:value="20188419" table:style-name="ce17">
            <text:p>20.188.419<text:s/></text:p>
          </table:table-cell>
          <table:table-cell office:value-type="float" office:value="5143794.07" table:style-name="ce17">
            <text:p>5.143.794<text:s/></text:p>
          </table:table-cell>
          <table:table-cell office:value-type="float" office:value="749012.98" table:style-name="ce17">
            <text:p>749.013<text:s/></text:p>
          </table:table-cell>
          <table:table-cell office:value-type="float" office:value="93465933.099999994" table:style-name="ce17">
            <text:p>93.465.933<text:s/></text:p>
          </table:table-cell>
          <table:table-cell office:value-type="float" office:value="4700293.47" table:style-name="ce17">
            <text:p>4.700.293<text:s/></text:p>
          </table:table-cell>
          <table:table-cell office:value-type="float" office:value="5805274.9400000004" table:style-name="ce17">
            <text:p>5.805.275<text:s/></text:p>
          </table:table-cell>
          <table:table-cell office:value-type="float" office:value="3622786.18" table:style-name="ce17">
            <text:p>3.622.786<text:s/></text:p>
          </table:table-cell>
          <table:table-cell office:value-type="float" office:value="1083551.3799999999" table:style-name="ce17">
            <text:p>1.083.551<text:s/></text:p>
          </table:table-cell>
          <table:table-cell office:value-type="float" office:value="5508065.0099999998" table:style-name="ce17">
            <text:p>5.508.065<text:s/></text:p>
          </table:table-cell>
          <table:table-cell office:value-type="float" office:value="619764.02" table:style-name="ce17">
            <text:p>619.764<text:s/></text:p>
          </table:table-cell>
          <table:table-cell office:value-type="float" office:value="49073801.240000002" table:style-name="ce17">
            <text:p>49.073.801<text:s/></text:p>
          </table:table-cell>
          <table:table-cell office:value-type="float" office:value="709769583.57000005" table:style-name="ce17">
            <text:p>709.769.584<text:s/></text:p>
          </table:table-cell>
          <table:table-cell office:value-type="float" office:value="570823.71" table:style-name="ce17">
            <text:p>570.824<text:s/></text:p>
          </table:table-cell>
          <table:table-cell office:value-type="float" office:value="549904.04" table:style-name="ce17">
            <text:p>549.904<text:s/></text:p>
          </table:table-cell>
          <table:table-cell office:value-type="float" office:value="13520.79" table:style-name="ce17">
            <text:p>13.521<text:s/></text:p>
          </table:table-cell>
          <table:table-cell office:value-type="float" office:value="35446161.670000002" table:style-name="ce17">
            <text:p>35.446.162<text:s/></text:p>
          </table:table-cell>
          <table:table-cell office:value-type="float" office:value="15496581.82" table:style-name="ce17">
            <text:p>15.496.582<text:s/></text:p>
          </table:table-cell>
          <table:table-cell office:value-type="float" office:value="1188454.08" table:style-name="ce17">
            <text:p>1.188.454<text:s/></text:p>
          </table:table-cell>
          <table:table-cell office:value-type="float" office:value="1231244608.4000001" table:style-name="ce17">
            <text:p>1.231.244.608<text:s/></text:p>
          </table:table-cell>
          <table:table-cell office:value-type="float" office:value="298548.09999999998" table:style-name="ce17">
            <text:p>298.548<text:s/></text:p>
          </table:table-cell>
          <table:table-cell office:value-type="float" office:value="2473065540.6699996" table:style-name="ce18">
            <text:p>2.473.065.5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804014.35000000009" table:style-name="ce17">
            <text:p>804.014<text:s/></text:p>
          </table:table-cell>
          <table:table-cell office:value-type="float" office:value="1755363.04" table:style-name="ce17">
            <text:p>1.755.363<text:s/></text:p>
          </table:table-cell>
          <table:table-cell office:value-type="float" office:value="5784174.7199999997" table:style-name="ce17">
            <text:p>5.784.175<text:s/></text:p>
          </table:table-cell>
          <table:table-cell office:value-type="float" office:value="373733.27" table:style-name="ce17">
            <text:p>373.733<text:s/></text:p>
          </table:table-cell>
          <table:table-cell office:value-type="float" office:value="15310335.739999998" table:style-name="ce17">
            <text:p>15.310.336<text:s/></text:p>
          </table:table-cell>
          <table:table-cell office:value-type="float" office:value="12656909.679999998" table:style-name="ce17">
            <text:p>12.656.910<text:s/></text:p>
          </table:table-cell>
          <table:table-cell office:value-type="float" office:value="162817817.66" table:style-name="ce17">
            <text:p>162.817.818<text:s/></text:p>
          </table:table-cell>
          <table:table-cell office:value-type="float" office:value="8533682.5" table:style-name="ce17">
            <text:p>8.533.683<text:s/></text:p>
          </table:table-cell>
          <table:table-cell office:value-type="float" office:value="7027229.1500000004" table:style-name="ce17">
            <text:p>7.027.229<text:s/></text:p>
          </table:table-cell>
          <table:table-cell office:value-type="float" office:value="2601319.39" table:style-name="ce17">
            <text:p>2.601.319<text:s/></text:p>
          </table:table-cell>
          <table:table-cell office:value-type="float" office:value="35685689.510000005" table:style-name="ce17">
            <text:p>35.685.690<text:s/></text:p>
          </table:table-cell>
          <table:table-cell office:value-type="float" office:value="2480488.6100000003" table:style-name="ce17">
            <text:p>2.480.489<text:s/></text:p>
          </table:table-cell>
          <table:table-cell office:value-type="float" office:value="4374689.01" table:style-name="ce17">
            <text:p>4.374.689<text:s/></text:p>
          </table:table-cell>
          <table:table-cell office:value-type="float" office:value="3824065.5799999996" table:style-name="ce17">
            <text:p>3.824.066<text:s/></text:p>
          </table:table-cell>
          <table:table-cell office:value-type="float" office:value="1985218.5499999998" table:style-name="ce17">
            <text:p>1.985.219<text:s/></text:p>
          </table:table-cell>
          <table:table-cell office:value-type="float" office:value="9244474.5299999993" table:style-name="ce17">
            <text:p>9.244.475<text:s/></text:p>
          </table:table-cell>
          <table:table-cell office:value-type="float" office:value="1740725.8199999998" table:style-name="ce17">
            <text:p>1.740.726<text:s/></text:p>
          </table:table-cell>
          <table:table-cell office:value-type="float" office:value="28500844.329999998" table:style-name="ce17">
            <text:p>28.500.844<text:s/></text:p>
          </table:table-cell>
          <table:table-cell office:value-type="float" office:value="99300637.459999993" table:style-name="ce17">
            <text:p>99.300.637<text:s/></text:p>
          </table:table-cell>
          <table:table-cell office:value-type="float" office:value="1781098.55" table:style-name="ce17">
            <text:p>1.781.099<text:s/></text:p>
          </table:table-cell>
          <table:table-cell office:value-type="float" office:value="1035753.4199999999" table:style-name="ce17">
            <text:p>1.035.753<text:s/></text:p>
          </table:table-cell>
          <table:table-cell office:value-type="float" office:value="380916.1" table:style-name="ce17">
            <text:p>380.916<text:s/></text:p>
          </table:table-cell>
          <table:table-cell office:value-type="float" office:value="46526360.020000003" table:style-name="ce17">
            <text:p>46.526.360<text:s/></text:p>
          </table:table-cell>
          <table:table-cell office:value-type="float" office:value="19791263.259999998" table:style-name="ce17">
            <text:p>19.791.263<text:s/></text:p>
          </table:table-cell>
          <table:table-cell office:value-type="float" office:value="1915027.03" table:style-name="ce17">
            <text:p>1.915.027<text:s/></text:p>
          </table:table-cell>
          <table:table-cell office:value-type="float" office:value="506479742.97000003" table:style-name="ce17">
            <text:p>506.479.743<text:s/></text:p>
          </table:table-cell>
          <table:table-cell office:value-type="float" office:value="864544.84000000008" table:style-name="ce17">
            <text:p>864.545<text:s/></text:p>
          </table:table-cell>
          <table:table-cell office:value-type="float" office:value="983576119.09000003" table:style-name="ce18">
            <text:p>983.576.1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586990.32999999996" table:style-name="ce17">
            <text:p>586.990<text:s/></text:p>
          </table:table-cell>
          <table:table-cell office:value-type="float" office:value="817130.03" table:style-name="ce17">
            <text:p>817.130<text:s/></text:p>
          </table:table-cell>
          <table:table-cell office:value-type="float" office:value="5280005.76" table:style-name="ce17">
            <text:p>5.280.006<text:s/></text:p>
          </table:table-cell>
          <table:table-cell office:value-type="float" office:value="258568.41" table:style-name="ce17">
            <text:p>258.568<text:s/></text:p>
          </table:table-cell>
          <table:table-cell office:value-type="float" office:value="3803542.33" table:style-name="ce17">
            <text:p>3.803.542<text:s/></text:p>
          </table:table-cell>
          <table:table-cell office:value-type="float" office:value="4122165.03" table:style-name="ce17">
            <text:p>4.122.165<text:s/></text:p>
          </table:table-cell>
          <table:table-cell office:value-type="float" office:value="567036032.39999998" table:style-name="ce17">
            <text:p>567.036.032<text:s/></text:p>
          </table:table-cell>
          <table:table-cell office:value-type="float" office:value="15610979.4" table:style-name="ce17">
            <text:p>15.610.979<text:s/></text:p>
          </table:table-cell>
          <table:table-cell office:value-type="float" office:value="11614113.529999999" table:style-name="ce17">
            <text:p>11.614.114<text:s/></text:p>
          </table:table-cell>
          <table:table-cell office:value-type="float" office:value="529780.46" table:style-name="ce17">
            <text:p>529.780<text:s/></text:p>
          </table:table-cell>
          <table:table-cell office:value-type="float" office:value="89174311.859999999" table:style-name="ce17">
            <text:p>89.174.312<text:s/></text:p>
          </table:table-cell>
          <table:table-cell office:value-type="float" office:value="8323593.8799999999" table:style-name="ce17">
            <text:p>8.323.594<text:s/></text:p>
          </table:table-cell>
          <table:table-cell office:value-type="float" office:value="18021423.399999999" table:style-name="ce17">
            <text:p>18.021.423<text:s/></text:p>
          </table:table-cell>
          <table:table-cell office:value-type="float" office:value="14444442.68" table:style-name="ce17">
            <text:p>14.444.443<text:s/></text:p>
          </table:table-cell>
          <table:table-cell office:value-type="float" office:value="1806734.31" table:style-name="ce17">
            <text:p>1.806.734<text:s/></text:p>
          </table:table-cell>
          <table:table-cell office:value-type="float" office:value="14795682.720000001" table:style-name="ce17">
            <text:p>14.795.683<text:s/></text:p>
          </table:table-cell>
          <table:table-cell office:value-type="float" office:value="175575.27" table:style-name="ce17">
            <text:p>175.575<text:s/></text:p>
          </table:table-cell>
          <table:table-cell office:value-type="float" office:value="79882091.989999995" table:style-name="ce17">
            <text:p>79.882.092<text:s/></text:p>
          </table:table-cell>
          <table:table-cell office:value-type="float" office:value="150696553.83000001" table:style-name="ce17">
            <text:p>150.696.554<text:s/></text:p>
          </table:table-cell>
          <table:table-cell office:value-type="float" office:value="1302110.8899999999" table:style-name="ce17">
            <text:p>1.302.111<text:s/></text:p>
          </table:table-cell>
          <table:table-cell office:value-type="float" office:value="8441638.4900000002" table:style-name="ce17">
            <text:p>8.441.638<text:s/></text:p>
          </table:table-cell>
          <table:table-cell office:value-type="float" office:value="54772.84" table:style-name="ce17">
            <text:p>54.773<text:s/></text:p>
          </table:table-cell>
          <table:table-cell office:value-type="float" office:value="116489149" table:style-name="ce17">
            <text:p>116.489.149<text:s/></text:p>
          </table:table-cell>
          <table:table-cell office:value-type="float" office:value="32578887.719999999" table:style-name="ce17">
            <text:p>32.578.888<text:s/></text:p>
          </table:table-cell>
          <table:table-cell office:value-type="float" office:value="4535103.93" table:style-name="ce17">
            <text:p>4.535.104<text:s/></text:p>
          </table:table-cell>
          <table:table-cell office:value-type="float" office:value="2331744837.5599999" table:style-name="ce17">
            <text:p>2.331.744.838<text:s/></text:p>
          </table:table-cell>
          <table:table-cell office:value-type="float" office:value="344648.63" table:style-name="ce17">
            <text:p>344.649<text:s/></text:p>
          </table:table-cell>
          <table:table-cell office:value-type="float" office:value="3482470866.6800003" table:style-name="ce18">
            <text:p>3.482.470.8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1746.31" table:style-name="ce17">
            <text:p>21.746<text:s/></text:p>
          </table:table-cell>
          <table:table-cell office:value-type="float" office:value="102692.36" table:style-name="ce17">
            <text:p>102.692<text:s/></text:p>
          </table:table-cell>
          <table:table-cell office:value-type="float" office:value="92711.57" table:style-name="ce17">
            <text:p>92.712<text:s/></text:p>
          </table:table-cell>
          <table:table-cell office:value-type="float" office:value="10178.52" table:style-name="ce17">
            <text:p>10.179<text:s/></text:p>
          </table:table-cell>
          <table:table-cell office:value-type="float" office:value="1211066.01" table:style-name="ce17">
            <text:p>1.211.066<text:s/></text:p>
          </table:table-cell>
          <table:table-cell office:value-type="float" office:value="107113.9" table:style-name="ce17">
            <text:p>107.114<text:s/></text:p>
          </table:table-cell>
          <table:table-cell office:value-type="float" office:value="71450.42" table:style-name="ce17">
            <text:p>71.450<text:s/></text:p>
          </table:table-cell>
          <table:table-cell office:value-type="float" office:value="84085.18" table:style-name="ce17">
            <text:p>84.085<text:s/></text:p>
          </table:table-cell>
          <table:table-cell office:value-type="float" office:value="1915745.6" table:style-name="ce17">
            <text:p>1.915.746<text:s/></text:p>
          </table:table-cell>
          <table:table-cell office:value-type="float" office:value="152041.74" table:style-name="ce17">
            <text:p>152.042<text:s/></text:p>
          </table:table-cell>
          <table:table-cell office:value-type="float" office:value="1580488.04" table:style-name="ce17">
            <text:p>1.580.488<text:s/></text:p>
          </table:table-cell>
          <table:table-cell office:value-type="float" office:value="3135909.4" table:style-name="ce17">
            <text:p>3.135.909<text:s/></text:p>
          </table:table-cell>
          <table:table-cell office:value-type="float" office:value="3295511.42" table:style-name="ce17">
            <text:p>3.295.511<text:s/></text:p>
          </table:table-cell>
          <table:table-cell office:value-type="float" office:value="519406.67" table:style-name="ce17">
            <text:p>519.407<text:s/></text:p>
          </table:table-cell>
          <table:table-cell office:value-type="float" office:value="167026.06" table:style-name="ce17">
            <text:p>167.026<text:s/></text:p>
          </table:table-cell>
          <table:table-cell office:value-type="float" office:value="114158.09" table:style-name="ce17">
            <text:p>114.158<text:s/></text:p>
          </table:table-cell>
          <table:table-cell office:value-type="float" office:value="666067.06000000006" table:style-name="ce17">
            <text:p>666.067<text:s/></text:p>
          </table:table-cell>
          <table:table-cell office:value-type="float" office:value="1270550.5" table:style-name="ce17">
            <text:p>1.270.551<text:s/></text:p>
          </table:table-cell>
          <table:table-cell office:value-type="float" office:value="252209.04" table:style-name="ce17">
            <text:p>252.209<text:s/></text:p>
          </table:table-cell>
          <table:table-cell office:value-type="float" office:value="44249.89" table:style-name="ce17">
            <text:p>44.250<text:s/></text:p>
          </table:table-cell>
          <table:table-cell office:value-type="float" office:value="153884.35" table:style-name="ce17">
            <text:p>153.884<text:s/></text:p>
          </table:table-cell>
          <table:table-cell office:value-type="float" office:value="76622.509999999995" table:style-name="ce17">
            <text:p>76.623<text:s/></text:p>
          </table:table-cell>
          <table:table-cell office:value-type="float" office:value="1808306.64" table:style-name="ce17">
            <text:p>1.808.307<text:s/></text:p>
          </table:table-cell>
          <table:table-cell office:value-type="float" office:value="316259.46000000002" table:style-name="ce17">
            <text:p>316.259<text:s/></text:p>
          </table:table-cell>
          <table:table-cell office:value-type="float" office:value="44026.19" table:style-name="ce17">
            <text:p>44.026<text:s/></text:p>
          </table:table-cell>
          <table:table-cell office:value-type="float" office:value="2850901.09" table:style-name="ce17">
            <text:p>2.850.901<text:s/></text:p>
          </table:table-cell>
          <table:table-cell office:value-type="float" office:value="330156.12" table:style-name="ce17">
            <text:p>330.156<text:s/></text:p>
          </table:table-cell>
          <table:table-cell office:value-type="float" office:value="20394564.140000004" table:style-name="ce18">
            <text:p>20.394.5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8757058.8100000005" table:style-name="ce17">
            <text:p>8.757.059<text:s/></text:p>
          </table:table-cell>
          <table:table-cell office:value-type="float" office:value="70291898.349999994" table:style-name="ce17">
            <text:p>70.291.898<text:s/></text:p>
          </table:table-cell>
          <table:table-cell office:value-type="float" office:value="411332475.63999999" table:style-name="ce17">
            <text:p>411.332.476<text:s/></text:p>
          </table:table-cell>
          <table:table-cell office:value-type="float" office:value="7867229.9299999997" table:style-name="ce17">
            <text:p>7.867.230<text:s/></text:p>
          </table:table-cell>
          <table:table-cell office:value-type="float" office:value="444982450.83999997" table:style-name="ce17">
            <text:p>444.982.451<text:s/></text:p>
          </table:table-cell>
          <table:table-cell office:value-type="float" office:value="313356494.61000001" table:style-name="ce17">
            <text:p>313.356.495<text:s/></text:p>
          </table:table-cell>
          <table:table-cell office:value-type="float" office:value="994060863.88000011" table:style-name="ce17">
            <text:p>994.060.864<text:s/></text:p>
          </table:table-cell>
          <table:table-cell office:value-type="float" office:value="372252679.45999998" table:style-name="ce17">
            <text:p>372.252.679<text:s/></text:p>
          </table:table-cell>
          <table:table-cell office:value-type="float" office:value="256566168.16" table:style-name="ce17">
            <text:p>256.566.168<text:s/></text:p>
          </table:table-cell>
          <table:table-cell office:value-type="float" office:value="212472394.34999999" table:style-name="ce17">
            <text:p>212.472.394<text:s/></text:p>
          </table:table-cell>
          <table:table-cell office:value-type="float" office:value="1031159366.26" table:style-name="ce17">
            <text:p>1.031.159.366<text:s/></text:p>
          </table:table-cell>
          <table:table-cell office:value-type="float" office:value="92847760.579999998" table:style-name="ce17">
            <text:p>92.847.761<text:s/></text:p>
          </table:table-cell>
          <table:table-cell office:value-type="float" office:value="149195820.65000001" table:style-name="ce17">
            <text:p>149.195.821<text:s/></text:p>
          </table:table-cell>
          <table:table-cell office:value-type="float" office:value="149266759.41999999" table:style-name="ce17">
            <text:p>149.266.759<text:s/></text:p>
          </table:table-cell>
          <table:table-cell office:value-type="float" office:value="76873067.859999999" table:style-name="ce17">
            <text:p>76.873.068<text:s/></text:p>
          </table:table-cell>
          <table:table-cell office:value-type="float" office:value="482794086.56999999" table:style-name="ce17">
            <text:p>482.794.087<text:s/></text:p>
          </table:table-cell>
          <table:table-cell office:value-type="float" office:value="45437157.630000003" table:style-name="ce17">
            <text:p>45.437.158<text:s/></text:p>
          </table:table-cell>
          <table:table-cell office:value-type="float" office:value="1152001643.9400001" table:style-name="ce17">
            <text:p>1.152.001.644<text:s/></text:p>
          </table:table-cell>
          <table:table-cell office:value-type="float" office:value="4273533049.27" table:style-name="ce17">
            <text:p>4.273.533.049<text:s/></text:p>
          </table:table-cell>
          <table:table-cell office:value-type="float" office:value="74220567.840000004" table:style-name="ce17">
            <text:p>74.220.568<text:s/></text:p>
          </table:table-cell>
          <table:table-cell office:value-type="float" office:value="36842617.270000003" table:style-name="ce17">
            <text:p>36.842.617<text:s/></text:p>
          </table:table-cell>
          <table:table-cell office:value-type="float" office:value="7523762.8399999999" table:style-name="ce17">
            <text:p>7.523.763<text:s/></text:p>
          </table:table-cell>
          <table:table-cell office:value-type="float" office:value="1019598504.46" table:style-name="ce17">
            <text:p>1.019.598.504<text:s/></text:p>
          </table:table-cell>
          <table:table-cell office:value-type="float" office:value="1061766440.22" table:style-name="ce17">
            <text:p>1.061.766.440<text:s/></text:p>
          </table:table-cell>
          <table:table-cell office:value-type="float" office:value="46479746.920000002" table:style-name="ce17">
            <text:p>46.479.747<text:s/></text:p>
          </table:table-cell>
          <table:table-cell office:value-type="float" office:value="7909280492.6199999" table:style-name="ce17">
            <text:p>7.909.280.493<text:s/></text:p>
          </table:table-cell>
          <table:table-cell office:value-type="float" office:value="29337193.18" table:style-name="ce17">
            <text:p>29.337.193<text:s/></text:p>
          </table:table-cell>
          <table:table-cell office:value-type="float" office:value="20730097751.559998" table:style-name="ce18">
            <text:p>20.730.097.7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3524.74" table:style-name="ce17">
            <text:p>13.525<text:s/></text:p>
          </table:table-cell>
          <table:table-cell office:value-type="float" office:value="73477.789999999994" table:style-name="ce17">
            <text:p>73.478<text:s/></text:p>
          </table:table-cell>
          <table:table-cell office:value-type="float" office:value="211114.83" table:style-name="ce17">
            <text:p>211.115<text:s/></text:p>
          </table:table-cell>
          <table:table-cell office:value-type="float" office:value="23995.11" table:style-name="ce17">
            <text:p>23.995<text:s/></text:p>
          </table:table-cell>
          <table:table-cell office:value-type="float" office:value="1854251.18" table:style-name="ce17">
            <text:p>1.854.251<text:s/></text:p>
          </table:table-cell>
          <table:table-cell office:value-type="float" office:value="22359644.43" table:style-name="ce17">
            <text:p>22.359.644<text:s/></text:p>
          </table:table-cell>
          <table:table-cell office:value-type="float" office:value="466537955.89999998" table:style-name="ce17">
            <text:p>466.537.956<text:s/></text:p>
          </table:table-cell>
          <table:table-cell office:value-type="float" office:value="5300094.3899999997" table:style-name="ce17">
            <text:p>5.300.094<text:s/></text:p>
          </table:table-cell>
          <table:table-cell office:value-type="float" office:value="408872.9" table:style-name="ce17">
            <text:p>408.873<text:s/></text:p>
          </table:table-cell>
          <table:table-cell office:value-type="float" office:value="25357.54" table:style-name="ce17">
            <text:p>25.358<text:s/></text:p>
          </table:table-cell>
          <table:table-cell office:value-type="float" office:value="35433529.43" table:style-name="ce17">
            <text:p>35.433.529<text:s/></text:p>
          </table:table-cell>
          <table:table-cell office:value-type="float" office:value="11932.45" table:style-name="ce17">
            <text:p>11.932<text:s/></text:p>
          </table:table-cell>
          <table:table-cell office:value-type="float" office:value="232531.29" table:style-name="ce17">
            <text:p>232.531<text:s/></text:p>
          </table:table-cell>
          <table:table-cell office:value-type="float" office:value="11375636.52" table:style-name="ce17">
            <text:p>11.375.637<text:s/></text:p>
          </table:table-cell>
          <table:table-cell office:value-type="float" office:value="21154.720000000001" table:style-name="ce17">
            <text:p>21.155<text:s/></text:p>
          </table:table-cell>
          <table:table-cell office:value-type="float" office:value="9066023.5399999991" table:style-name="ce17">
            <text:p>9.066.024<text:s/></text:p>
          </table:table-cell>
          <table:table-cell office:value-type="float" office:value="32197.56" table:style-name="ce17">
            <text:p>32.198<text:s/></text:p>
          </table:table-cell>
          <table:table-cell office:value-type="float" office:value="12837304.67" table:style-name="ce17">
            <text:p>12.837.305<text:s/></text:p>
          </table:table-cell>
          <table:table-cell office:value-type="float" office:value="132679231.18000001" table:style-name="ce17">
            <text:p>132.679.231<text:s/></text:p>
          </table:table-cell>
          <table:table-cell office:value-type="float" office:value="140607.44" table:style-name="ce17">
            <text:p>140.607<text:s/></text:p>
          </table:table-cell>
          <table:table-cell office:value-type="float" office:value="176556.95" table:style-name="ce17">
            <text:p>176.557<text:s/></text:p>
          </table:table-cell>
          <table:table-cell office:value-type="float" office:value="3740.82" table:style-name="ce17">
            <text:p>3.741<text:s/></text:p>
          </table:table-cell>
          <table:table-cell office:value-type="float" office:value="48178993.770000003" table:style-name="ce17">
            <text:p>48.178.994<text:s/></text:p>
          </table:table-cell>
          <table:table-cell office:value-type="float" office:value="1463624.55" table:style-name="ce17">
            <text:p>1.463.625<text:s/></text:p>
          </table:table-cell>
          <table:table-cell office:value-type="float" office:value="1812275.48" table:style-name="ce17">
            <text:p>1.812.275<text:s/></text:p>
          </table:table-cell>
          <table:table-cell office:value-type="float" office:value="1126431485.8599999" table:style-name="ce17">
            <text:p>1.126.431.486<text:s/></text:p>
          </table:table-cell>
          <table:table-cell office:value-type="float" office:value="18214.419999999998" table:style-name="ce17">
            <text:p>18.214<text:s/></text:p>
          </table:table-cell>
          <table:table-cell office:value-type="float" office:value="1876723329.46" table:style-name="ce18">
            <text:p>1.876.723.3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743534.0700000003" table:style-name="ce17">
            <text:p>8.743.534<text:s/></text:p>
          </table:table-cell>
          <table:table-cell office:value-type="float" office:value="70218420.560000002" table:style-name="ce17">
            <text:p>70.218.421<text:s/></text:p>
          </table:table-cell>
          <table:table-cell office:value-type="float" office:value="411121360.81000006" table:style-name="ce17">
            <text:p>411.121.361<text:s/></text:p>
          </table:table-cell>
          <table:table-cell office:value-type="float" office:value="7843234.8200000003" table:style-name="ce17">
            <text:p>7.843.235<text:s/></text:p>
          </table:table-cell>
          <table:table-cell office:value-type="float" office:value="443128199.66000003" table:style-name="ce17">
            <text:p>443.128.200<text:s/></text:p>
          </table:table-cell>
          <table:table-cell office:value-type="float" office:value="290996850.18000001" table:style-name="ce17">
            <text:p>290.996.850<text:s/></text:p>
          </table:table-cell>
          <table:table-cell office:value-type="float" office:value="527522907.97999996" table:style-name="ce17">
            <text:p>527.522.908<text:s/></text:p>
          </table:table-cell>
          <table:table-cell office:value-type="float" office:value="366952585.06999999" table:style-name="ce17">
            <text:p>366.952.585<text:s/></text:p>
          </table:table-cell>
          <table:table-cell office:value-type="float" office:value="256157295.26000002" table:style-name="ce17">
            <text:p>256.157.295<text:s/></text:p>
          </table:table-cell>
          <table:table-cell office:value-type="float" office:value="212447036.81" table:style-name="ce17">
            <text:p>212.447.037<text:s/></text:p>
          </table:table-cell>
          <table:table-cell office:value-type="float" office:value="995725836.83000004" table:style-name="ce17">
            <text:p>995.725.837<text:s/></text:p>
          </table:table-cell>
          <table:table-cell office:value-type="float" office:value="92835828.13000001" table:style-name="ce17">
            <text:p>92.835.828<text:s/></text:p>
          </table:table-cell>
          <table:table-cell office:value-type="float" office:value="148963289.35999998" table:style-name="ce17">
            <text:p>148.963.289<text:s/></text:p>
          </table:table-cell>
          <table:table-cell office:value-type="float" office:value="137891122.90000001" table:style-name="ce17">
            <text:p>137.891.123<text:s/></text:p>
          </table:table-cell>
          <table:table-cell office:value-type="float" office:value="76851913.140000001" table:style-name="ce17">
            <text:p>76.851.913<text:s/></text:p>
          </table:table-cell>
          <table:table-cell office:value-type="float" office:value="473728063.02999997" table:style-name="ce17">
            <text:p>473.728.063<text:s/></text:p>
          </table:table-cell>
          <table:table-cell office:value-type="float" office:value="45404960.07" table:style-name="ce17">
            <text:p>45.404.960<text:s/></text:p>
          </table:table-cell>
          <table:table-cell office:value-type="float" office:value="1139164339.27" table:style-name="ce17">
            <text:p>1.139.164.339<text:s/></text:p>
          </table:table-cell>
          <table:table-cell office:value-type="float" office:value="4140853818.0900006" table:style-name="ce17">
            <text:p>4.140.853.818<text:s/></text:p>
          </table:table-cell>
          <table:table-cell office:value-type="float" office:value="74079960.400000006" table:style-name="ce17">
            <text:p>74.079.960<text:s/></text:p>
          </table:table-cell>
          <table:table-cell office:value-type="float" office:value="36666060.32" table:style-name="ce17">
            <text:p>36.666.060<text:s/></text:p>
          </table:table-cell>
          <table:table-cell office:value-type="float" office:value="7520022.0199999986" table:style-name="ce17">
            <text:p>7.520.022<text:s/></text:p>
          </table:table-cell>
          <table:table-cell office:value-type="float" office:value="971419510.69000006" table:style-name="ce17">
            <text:p>971.419.511<text:s/></text:p>
          </table:table-cell>
          <table:table-cell office:value-type="float" office:value="1060302815.67" table:style-name="ce17">
            <text:p>1.060.302.816<text:s/></text:p>
          </table:table-cell>
          <table:table-cell office:value-type="float" office:value="44667471.440000005" table:style-name="ce17">
            <text:p>44.667.471<text:s/></text:p>
          </table:table-cell>
          <table:table-cell office:value-type="float" office:value="6782849006.7600002" table:style-name="ce17">
            <text:p>6.782.849.007<text:s/></text:p>
          </table:table-cell>
          <table:table-cell office:value-type="float" office:value="29318978.759999998" table:style-name="ce17">
            <text:p>29.318.979<text:s/></text:p>
          </table:table-cell>
          <table:table-cell office:value-type="float" office:value="18853374422.100002" table:style-name="ce18">
            <text:p>18.853.374.4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126636.27" table:style-name="ce17">
            <text:p>3.126.636<text:s/></text:p>
          </table:table-cell>
          <table:table-cell office:value-type="float" office:value="19404513.57" table:style-name="ce17">
            <text:p>19.404.514<text:s/></text:p>
          </table:table-cell>
          <table:table-cell office:value-type="float" office:value="104522070.05" table:style-name="ce17">
            <text:p>104.522.070<text:s/></text:p>
          </table:table-cell>
          <table:table-cell office:value-type="float" office:value="3214285.45" table:style-name="ce17">
            <text:p>3.214.285<text:s/></text:p>
          </table:table-cell>
          <table:table-cell office:value-type="float" office:value="133765864.91" table:style-name="ce17">
            <text:p>133.765.865<text:s/></text:p>
          </table:table-cell>
          <table:table-cell office:value-type="float" office:value="94201563.920000002" table:style-name="ce17">
            <text:p>94.201.564<text:s/></text:p>
          </table:table-cell>
          <table:table-cell office:value-type="float" office:value="477614739.06" table:style-name="ce17">
            <text:p>477.614.739<text:s/></text:p>
          </table:table-cell>
          <table:table-cell office:value-type="float" office:value="105952249.02" table:style-name="ce17">
            <text:p>105.952.249<text:s/></text:p>
          </table:table-cell>
          <table:table-cell office:value-type="float" office:value="93739020.069999993" table:style-name="ce17">
            <text:p>93.739.020<text:s/></text:p>
          </table:table-cell>
          <table:table-cell office:value-type="float" office:value="59137817.560000002" table:style-name="ce17">
            <text:p>59.137.818<text:s/></text:p>
          </table:table-cell>
          <table:table-cell office:value-type="float" office:value="320526474.44999999" table:style-name="ce17">
            <text:p>320.526.474<text:s/></text:p>
          </table:table-cell>
          <table:table-cell office:value-type="float" office:value="34515804" table:style-name="ce17">
            <text:p>34.515.804<text:s/></text:p>
          </table:table-cell>
          <table:table-cell office:value-type="float" office:value="54169058.840000004" table:style-name="ce17">
            <text:p>54.169.059<text:s/></text:p>
          </table:table-cell>
          <table:table-cell office:value-type="float" office:value="56496357.950000003" table:style-name="ce17">
            <text:p>56.496.358<text:s/></text:p>
          </table:table-cell>
          <table:table-cell office:value-type="float" office:value="27035937.23" table:style-name="ce17">
            <text:p>27.035.937<text:s/></text:p>
          </table:table-cell>
          <table:table-cell office:value-type="float" office:value="138286131.91999999" table:style-name="ce17">
            <text:p>138.286.132<text:s/></text:p>
          </table:table-cell>
          <table:table-cell office:value-type="float" office:value="18412707.289999999" table:style-name="ce17">
            <text:p>18.412.707<text:s/></text:p>
          </table:table-cell>
          <table:table-cell office:value-type="float" office:value="306409085.70999998" table:style-name="ce17">
            <text:p>306.409.086<text:s/></text:p>
          </table:table-cell>
          <table:table-cell office:value-type="float" office:value="1024184348.23" table:style-name="ce17">
            <text:p>1.024.184.348<text:s/></text:p>
          </table:table-cell>
          <table:table-cell office:value-type="float" office:value="28000482.109999999" table:style-name="ce17">
            <text:p>28.000.482<text:s/></text:p>
          </table:table-cell>
          <table:table-cell office:value-type="float" office:value="15840718.18" table:style-name="ce17">
            <text:p>15.840.718<text:s/></text:p>
          </table:table-cell>
          <table:table-cell office:value-type="float" office:value="6271321.9100000001" table:style-name="ce17">
            <text:p>6.271.322<text:s/></text:p>
          </table:table-cell>
          <table:table-cell office:value-type="float" office:value="292273308.29000002" table:style-name="ce17">
            <text:p>292.273.308<text:s/></text:p>
          </table:table-cell>
          <table:table-cell office:value-type="float" office:value="269663416.75999999" table:style-name="ce17">
            <text:p>269.663.417<text:s/></text:p>
          </table:table-cell>
          <table:table-cell office:value-type="float" office:value="18298670.09" table:style-name="ce17">
            <text:p>18.298.670<text:s/></text:p>
          </table:table-cell>
          <table:table-cell office:value-type="float" office:value="1793736288.8800001" table:style-name="ce17">
            <text:p>1.793.736.289<text:s/></text:p>
          </table:table-cell>
          <table:table-cell office:value-type="float" office:value="13685136.289999999" table:style-name="ce17">
            <text:p>13.685.136<text:s/></text:p>
          </table:table-cell>
          <table:table-cell office:value-type="float" office:value="5512484008.0100002" table:style-name="ce18">
            <text:p>5.512.484.0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179.9899999999998" table:style-name="ce17">
            <text:p>2.180<text:s/></text:p>
          </table:table-cell>
          <table:table-cell office:value-type="float" office:value="12081.84" table:style-name="ce17">
            <text:p>12.082<text:s/></text:p>
          </table:table-cell>
          <table:table-cell office:value-type="float" office:value="32871.86" table:style-name="ce17">
            <text:p>32.872<text:s/></text:p>
          </table:table-cell>
          <table:table-cell office:value-type="float" office:value="3899.21" table:style-name="ce17">
            <text:p>3.899<text:s/></text:p>
          </table:table-cell>
          <table:table-cell office:value-type="float" office:value="298103.02" table:style-name="ce17">
            <text:p>298.103<text:s/></text:p>
          </table:table-cell>
          <table:table-cell office:value-type="float" office:value="3630402.42" table:style-name="ce17">
            <text:p>3.630.402<text:s/></text:p>
          </table:table-cell>
          <table:table-cell office:value-type="float" office:value="77729778.739999995" table:style-name="ce17">
            <text:p>77.729.779<text:s/></text:p>
          </table:table-cell>
          <table:table-cell office:value-type="float" office:value="886324.94" table:style-name="ce17">
            <text:p>886.325<text:s/></text:p>
          </table:table-cell>
          <table:table-cell office:value-type="float" office:value="64842.73" table:style-name="ce17">
            <text:p>64.843<text:s/></text:p>
          </table:table-cell>
          <table:table-cell office:value-type="float" office:value="4079.08" table:style-name="ce17">
            <text:p>4.079<text:s/></text:p>
          </table:table-cell>
          <table:table-cell office:value-type="float" office:value="5757361.3899999997" table:style-name="ce17">
            <text:p>5.757.361<text:s/></text:p>
          </table:table-cell>
          <table:table-cell office:value-type="float" office:value="1944.75" table:style-name="ce17">
            <text:p>1.945<text:s/></text:p>
          </table:table-cell>
          <table:table-cell office:value-type="float" office:value="39121.24" table:style-name="ce17">
            <text:p>39.121<text:s/></text:p>
          </table:table-cell>
          <table:table-cell office:value-type="float" office:value="1854472" table:style-name="ce17">
            <text:p>1.854.472<text:s/></text:p>
          </table:table-cell>
          <table:table-cell office:value-type="float" office:value="4350.66" table:style-name="ce17">
            <text:p>4.351<text:s/></text:p>
          </table:table-cell>
          <table:table-cell office:value-type="float" office:value="1456659.41" table:style-name="ce17">
            <text:p>1.456.659<text:s/></text:p>
          </table:table-cell>
          <table:table-cell office:value-type="float" office:value="6110.7" table:style-name="ce17">
            <text:p>6.111<text:s/></text:p>
          </table:table-cell>
          <table:table-cell office:value-type="float" office:value="2087404.74" table:style-name="ce17">
            <text:p>2.087.405<text:s/></text:p>
          </table:table-cell>
          <table:table-cell office:value-type="float" office:value="21305811.109999999" table:style-name="ce17">
            <text:p>21.305.811<text:s/></text:p>
          </table:table-cell>
          <table:table-cell office:value-type="float" office:value="22890.12" table:style-name="ce17">
            <text:p>22.890<text:s/></text:p>
          </table:table-cell>
          <table:table-cell office:value-type="float" office:value="27890.82" table:style-name="ce17">
            <text:p>27.891<text:s/></text:p>
          </table:table-cell>
          <table:table-cell office:value-type="float" office:value="606.51" table:style-name="ce17">
            <text:p>607<text:s/></text:p>
          </table:table-cell>
          <table:table-cell office:value-type="float" office:value="8043345.54" table:style-name="ce17">
            <text:p>8.043.346<text:s/></text:p>
          </table:table-cell>
          <table:table-cell office:value-type="float" office:value="265927.73" table:style-name="ce17">
            <text:p>265.928<text:s/></text:p>
          </table:table-cell>
          <table:table-cell office:value-type="float" office:value="320707.45" table:style-name="ce17">
            <text:p>320.707<text:s/></text:p>
          </table:table-cell>
          <table:table-cell office:value-type="float" office:value="184676307.86000001" table:style-name="ce17">
            <text:p>184.676.308<text:s/></text:p>
          </table:table-cell>
          <table:table-cell office:value-type="float" office:value="3253.17" table:style-name="ce17">
            <text:p>3.253<text:s/></text:p>
          </table:table-cell>
          <table:table-cell office:value-type="float" office:value="308538729.03000003" table:style-name="ce18">
            <text:p>308.538.7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124456.28" table:style-name="ce17">
            <text:p>3.124.456<text:s/></text:p>
          </table:table-cell>
          <table:table-cell office:value-type="float" office:value="19392431.73" table:style-name="ce17">
            <text:p>19.392.432<text:s/></text:p>
          </table:table-cell>
          <table:table-cell office:value-type="float" office:value="104489198.19" table:style-name="ce17">
            <text:p>104.489.198<text:s/></text:p>
          </table:table-cell>
          <table:table-cell office:value-type="float" office:value="3210386.24" table:style-name="ce17">
            <text:p>3.210.386<text:s/></text:p>
          </table:table-cell>
          <table:table-cell office:value-type="float" office:value="133467761.89" table:style-name="ce17">
            <text:p>133.467.762<text:s/></text:p>
          </table:table-cell>
          <table:table-cell office:value-type="float" office:value="90571161.500000015" table:style-name="ce17">
            <text:p>90.571.162<text:s/></text:p>
          </table:table-cell>
          <table:table-cell office:value-type="float" office:value="399884960.31999999" table:style-name="ce17">
            <text:p>399.884.960<text:s/></text:p>
          </table:table-cell>
          <table:table-cell office:value-type="float" office:value="105065924.07999998" table:style-name="ce17">
            <text:p>105.065.924<text:s/></text:p>
          </table:table-cell>
          <table:table-cell office:value-type="float" office:value="93674177.339999989" table:style-name="ce17">
            <text:p>93.674.177<text:s/></text:p>
          </table:table-cell>
          <table:table-cell office:value-type="float" office:value="59133738.479999997" table:style-name="ce17">
            <text:p>59.133.738<text:s/></text:p>
          </table:table-cell>
          <table:table-cell office:value-type="float" office:value="314769113.06" table:style-name="ce17">
            <text:p>314.769.113<text:s/></text:p>
          </table:table-cell>
          <table:table-cell office:value-type="float" office:value="34513859.25" table:style-name="ce17">
            <text:p>34.513.859<text:s/></text:p>
          </table:table-cell>
          <table:table-cell office:value-type="float" office:value="54129937.599999994" table:style-name="ce17">
            <text:p>54.129.938<text:s/></text:p>
          </table:table-cell>
          <table:table-cell office:value-type="float" office:value="54641885.95000001" table:style-name="ce17">
            <text:p>54.641.886<text:s/></text:p>
          </table:table-cell>
          <table:table-cell office:value-type="float" office:value="27031586.57" table:style-name="ce17">
            <text:p>27.031.587<text:s/></text:p>
          </table:table-cell>
          <table:table-cell office:value-type="float" office:value="136829472.50999999" table:style-name="ce17">
            <text:p>136.829.473<text:s/></text:p>
          </table:table-cell>
          <table:table-cell office:value-type="float" office:value="18406596.59" table:style-name="ce17">
            <text:p>18.406.597<text:s/></text:p>
          </table:table-cell>
          <table:table-cell office:value-type="float" office:value="304321680.96999997" table:style-name="ce17">
            <text:p>304.321.681<text:s/></text:p>
          </table:table-cell>
          <table:table-cell office:value-type="float" office:value="1002878537.12" table:style-name="ce17">
            <text:p>1.002.878.537<text:s/></text:p>
          </table:table-cell>
          <table:table-cell office:value-type="float" office:value="27977591.990000002" table:style-name="ce17">
            <text:p>27.977.592<text:s/></text:p>
          </table:table-cell>
          <table:table-cell office:value-type="float" office:value="15812827.359999999" table:style-name="ce17">
            <text:p>15.812.827<text:s/></text:p>
          </table:table-cell>
          <table:table-cell office:value-type="float" office:value="6270715.4000000004" table:style-name="ce17">
            <text:p>6.270.715<text:s/></text:p>
          </table:table-cell>
          <table:table-cell office:value-type="float" office:value="284229962.75" table:style-name="ce17">
            <text:p>284.229.963<text:s/></text:p>
          </table:table-cell>
          <table:table-cell office:value-type="float" office:value="269397489.02999997" table:style-name="ce17">
            <text:p>269.397.489<text:s/></text:p>
          </table:table-cell>
          <table:table-cell office:value-type="float" office:value="17977962.639999997" table:style-name="ce17">
            <text:p>17.977.963<text:s/></text:p>
          </table:table-cell>
          <table:table-cell office:value-type="float" office:value="1609059981.0199997" table:style-name="ce17">
            <text:p>1.609.059.981<text:s/></text:p>
          </table:table-cell>
          <table:table-cell office:value-type="float" office:value="13681883.119999999" table:style-name="ce17">
            <text:p>13.681.883<text:s/></text:p>
          </table:table-cell>
          <table:table-cell office:value-type="float" office:value="5203945278.9799995" table:style-name="ce18">
            <text:p>5.203.945.2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300275.42" table:style-name="ce17">
            <text:p>3.300.275<text:s/></text:p>
          </table:table-cell>
          <table:table-cell office:value-type="float" office:value="13597469.67" table:style-name="ce17">
            <text:p>13.597.470<text:s/></text:p>
          </table:table-cell>
          <table:table-cell office:value-type="float" office:value="127439924.15000001" table:style-name="ce17">
            <text:p>127.439.924<text:s/></text:p>
          </table:table-cell>
          <table:table-cell office:value-type="float" office:value="2810487.53" table:style-name="ce17">
            <text:p>2.810.488<text:s/></text:p>
          </table:table-cell>
          <table:table-cell office:value-type="float" office:value="100549977.51000001" table:style-name="ce17">
            <text:p>100.549.978<text:s/></text:p>
          </table:table-cell>
          <table:table-cell office:value-type="float" office:value="74515272.760000005" table:style-name="ce17">
            <text:p>74.515.273<text:s/></text:p>
          </table:table-cell>
          <table:table-cell office:value-type="float" office:value="287015654.54000002" table:style-name="ce17">
            <text:p>287.015.655<text:s/></text:p>
          </table:table-cell>
          <table:table-cell office:value-type="float" office:value="58630286.710000001" table:style-name="ce17">
            <text:p>58.630.287<text:s/></text:p>
          </table:table-cell>
          <table:table-cell office:value-type="float" office:value="66949289.009999998" table:style-name="ce17">
            <text:p>66.949.289<text:s/></text:p>
          </table:table-cell>
          <table:table-cell office:value-type="float" office:value="25714138.359999999" table:style-name="ce17">
            <text:p>25.714.138<text:s/></text:p>
          </table:table-cell>
          <table:table-cell office:value-type="float" office:value="267014549.81" table:style-name="ce17">
            <text:p>267.014.550<text:s/></text:p>
          </table:table-cell>
          <table:table-cell office:value-type="float" office:value="27387231.050000001" table:style-name="ce17">
            <text:p>27.387.231<text:s/></text:p>
          </table:table-cell>
          <table:table-cell office:value-type="float" office:value="45971101.780000001" table:style-name="ce17">
            <text:p>45.971.102<text:s/></text:p>
          </table:table-cell>
          <table:table-cell office:value-type="float" office:value="43945620.799999997" table:style-name="ce17">
            <text:p>43.945.621<text:s/></text:p>
          </table:table-cell>
          <table:table-cell office:value-type="float" office:value="21827183.640000001" table:style-name="ce17">
            <text:p>21.827.184<text:s/></text:p>
          </table:table-cell>
          <table:table-cell office:value-type="float" office:value="100134732.64" table:style-name="ce17">
            <text:p>100.134.733<text:s/></text:p>
          </table:table-cell>
          <table:table-cell office:value-type="float" office:value="13289296.119999999" table:style-name="ce17">
            <text:p>13.289.296<text:s/></text:p>
          </table:table-cell>
          <table:table-cell office:value-type="float" office:value="220390482.12" table:style-name="ce17">
            <text:p>220.390.482<text:s/></text:p>
          </table:table-cell>
          <table:table-cell office:value-type="float" office:value="1061153670.45" table:style-name="ce17">
            <text:p>1.061.153.670<text:s/></text:p>
          </table:table-cell>
          <table:table-cell office:value-type="float" office:value="18350845.170000002" table:style-name="ce17">
            <text:p>18.350.845<text:s/></text:p>
          </table:table-cell>
          <table:table-cell office:value-type="float" office:value="9028133.0500000007" table:style-name="ce17">
            <text:p>9.028.133<text:s/></text:p>
          </table:table-cell>
          <table:table-cell office:value-type="float" office:value="3499943.13" table:style-name="ce17">
            <text:p>3.499.943<text:s/></text:p>
          </table:table-cell>
          <table:table-cell office:value-type="float" office:value="232682031.34" table:style-name="ce17">
            <text:p>232.682.031<text:s/></text:p>
          </table:table-cell>
          <table:table-cell office:value-type="float" office:value="162173604.13" table:style-name="ce17">
            <text:p>162.173.604<text:s/></text:p>
          </table:table-cell>
          <table:table-cell office:value-type="float" office:value="15037498.470000001" table:style-name="ce17">
            <text:p>15.037.498<text:s/></text:p>
          </table:table-cell>
          <table:table-cell office:value-type="float" office:value="2004583063.1700001" table:style-name="ce17">
            <text:p>2.004.583.063<text:s/></text:p>
          </table:table-cell>
          <table:table-cell office:value-type="float" office:value="10152955.380000001" table:style-name="ce17">
            <text:p>10.152.955<text:s/></text:p>
          </table:table-cell>
          <table:table-cell office:value-type="float" office:value="5017144717.9100008" table:style-name="ce18">
            <text:p>5.017.144.7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6595.29" table:style-name="ce17">
            <text:p>6.595<text:s/></text:p>
          </table:table-cell>
          <table:table-cell office:value-type="float" office:value="5018.8900000000003" table:style-name="ce17">
            <text:p>5.019<text:s/></text:p>
          </table:table-cell>
          <table:table-cell office:value-type="float" office:value="142557.47" table:style-name="ce17">
            <text:p>142.55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44011.79" table:style-name="ce17">
            <text:p>1.044.012<text:s/></text:p>
          </table:table-cell>
          <table:table-cell office:value-type="float" office:value="10865590.130000001" table:style-name="ce17">
            <text:p>10.865.590<text:s/></text:p>
          </table:table-cell>
          <table:table-cell office:value-type="float" office:value="131894843.63" table:style-name="ce17">
            <text:p>131.894.844<text:s/></text:p>
          </table:table-cell>
          <table:table-cell office:value-type="float" office:value="3636682.01" table:style-name="ce17">
            <text:p>3.636.682<text:s/></text:p>
          </table:table-cell>
          <table:table-cell office:value-type="float" office:value="381855.14" table:style-name="ce17">
            <text:p>381.855<text:s/></text:p>
          </table:table-cell>
          <table:table-cell office:value-type="float" office:value="1034.21" table:style-name="ce17">
            <text:p>1.034<text:s/></text:p>
          </table:table-cell>
          <table:table-cell office:value-type="float" office:value="6704733.29" table:style-name="ce17">
            <text:p>6.704.733<text:s/></text:p>
          </table:table-cell>
          <table:table-cell office:value-type="float" office:value="144981.42000000001" table:style-name="ce17">
            <text:p>144.981<text:s/></text:p>
          </table:table-cell>
          <table:table-cell office:value-type="float" office:value="376232.76" table:style-name="ce17">
            <text:p>376.233<text:s/></text:p>
          </table:table-cell>
          <table:table-cell office:value-type="float" office:value="12657859.279999999" table:style-name="ce17">
            <text:p>12.657.859<text:s/></text:p>
          </table:table-cell>
          <table:table-cell office:value-type="float" office:value="15280.18" table:style-name="ce17">
            <text:p>15.280<text:s/></text:p>
          </table:table-cell>
          <table:table-cell office:value-type="float" office:value="3736990.52" table:style-name="ce17">
            <text:p>3.736.991<text:s/></text:p>
          </table:table-cell>
          <table:table-cell office:value-type="float" office:value="159.71" table:style-name="ce17">
            <text:p>160<text:s/></text:p>
          </table:table-cell>
          <table:table-cell office:value-type="float" office:value="16323647.779999999" table:style-name="ce17">
            <text:p>16.323.648<text:s/></text:p>
          </table:table-cell>
          <table:table-cell office:value-type="float" office:value="105661625.89" table:style-name="ce17">
            <text:p>105.661.626<text:s/></text:p>
          </table:table-cell>
          <table:table-cell office:value-type="float" office:value="42661.65" table:style-name="ce17">
            <text:p>42.662<text:s/></text:p>
          </table:table-cell>
          <table:table-cell office:value-type="float" office:value="118200.97" table:style-name="ce17">
            <text:p>118.201<text:s/></text:p>
          </table:table-cell>
          <table:table-cell office:value-type="float" office:value="917.25" table:style-name="ce17">
            <text:p>917<text:s/></text:p>
          </table:table-cell>
          <table:table-cell office:value-type="float" office:value="21946210.210000001" table:style-name="ce17">
            <text:p>21.946.210<text:s/></text:p>
          </table:table-cell>
          <table:table-cell office:value-type="float" office:value="990718.86" table:style-name="ce17">
            <text:p>990.719<text:s/></text:p>
          </table:table-cell>
          <table:table-cell office:value-type="float" office:value="1526668.91" table:style-name="ce17">
            <text:p>1.526.669<text:s/></text:p>
          </table:table-cell>
          <table:table-cell office:value-type="float" office:value="396733251.93000001" table:style-name="ce17">
            <text:p>396.733.252<text:s/></text:p>
          </table:table-cell>
          <table:table-cell office:value-type="float" office:value="7035.44" table:style-name="ce17">
            <text:p>7.035<text:s/></text:p>
          </table:table-cell>
          <table:table-cell office:value-type="float" office:value="714965364.61000013" table:style-name="ce18">
            <text:p>714.965.3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293680.13" table:style-name="ce17">
            <text:p>3.293.680<text:s/></text:p>
          </table:table-cell>
          <table:table-cell office:value-type="float" office:value="13592450.779999999" table:style-name="ce17">
            <text:p>13.592.451<text:s/></text:p>
          </table:table-cell>
          <table:table-cell office:value-type="float" office:value="127297366.68000001" table:style-name="ce17">
            <text:p>127.297.367<text:s/></text:p>
          </table:table-cell>
          <table:table-cell office:value-type="float" office:value="2810487.53" table:style-name="ce17">
            <text:p>2.810.488<text:s/></text:p>
          </table:table-cell>
          <table:table-cell office:value-type="float" office:value="99505965.719999999" table:style-name="ce17">
            <text:p>99.505.966<text:s/></text:p>
          </table:table-cell>
          <table:table-cell office:value-type="float" office:value="63649682.629999995" table:style-name="ce17">
            <text:p>63.649.683<text:s/></text:p>
          </table:table-cell>
          <table:table-cell office:value-type="float" office:value="155120810.91000003" table:style-name="ce17">
            <text:p>155.120.811<text:s/></text:p>
          </table:table-cell>
          <table:table-cell office:value-type="float" office:value="54993604.699999996" table:style-name="ce17">
            <text:p>54.993.605<text:s/></text:p>
          </table:table-cell>
          <table:table-cell office:value-type="float" office:value="66567433.869999997" table:style-name="ce17">
            <text:p>66.567.434<text:s/></text:p>
          </table:table-cell>
          <table:table-cell office:value-type="float" office:value="25713104.149999999" table:style-name="ce17">
            <text:p>25.713.104<text:s/></text:p>
          </table:table-cell>
          <table:table-cell office:value-type="float" office:value="260309816.51999998" table:style-name="ce17">
            <text:p>260.309.817<text:s/></text:p>
          </table:table-cell>
          <table:table-cell office:value-type="float" office:value="27242249.630000003" table:style-name="ce17">
            <text:p>27.242.250<text:s/></text:p>
          </table:table-cell>
          <table:table-cell office:value-type="float" office:value="45594869.020000003" table:style-name="ce17">
            <text:p>45.594.869<text:s/></text:p>
          </table:table-cell>
          <table:table-cell office:value-type="float" office:value="31287761.52" table:style-name="ce17">
            <text:p>31.287.762<text:s/></text:p>
          </table:table-cell>
          <table:table-cell office:value-type="float" office:value="21811903.460000001" table:style-name="ce17">
            <text:p>21.811.903<text:s/></text:p>
          </table:table-cell>
          <table:table-cell office:value-type="float" office:value="96397742.120000005" table:style-name="ce17">
            <text:p>96.397.742<text:s/></text:p>
          </table:table-cell>
          <table:table-cell office:value-type="float" office:value="13289136.41" table:style-name="ce17">
            <text:p>13.289.136<text:s/></text:p>
          </table:table-cell>
          <table:table-cell office:value-type="float" office:value="204066834.34" table:style-name="ce17">
            <text:p>204.066.834<text:s/></text:p>
          </table:table-cell>
          <table:table-cell office:value-type="float" office:value="955492044.56000006" table:style-name="ce17">
            <text:p>955.492.045<text:s/></text:p>
          </table:table-cell>
          <table:table-cell office:value-type="float" office:value="18308183.519999996" table:style-name="ce17">
            <text:p>18.308.184<text:s/></text:p>
          </table:table-cell>
          <table:table-cell office:value-type="float" office:value="8909932.0800000001" table:style-name="ce17">
            <text:p>8.909.932<text:s/></text:p>
          </table:table-cell>
          <table:table-cell office:value-type="float" office:value="3499025.8800000004" table:style-name="ce17">
            <text:p>3.499.026<text:s/></text:p>
          </table:table-cell>
          <table:table-cell office:value-type="float" office:value="210735821.13000003" table:style-name="ce17">
            <text:p>210.735.821<text:s/></text:p>
          </table:table-cell>
          <table:table-cell office:value-type="float" office:value="161182885.27000001" table:style-name="ce17">
            <text:p>161.182.885<text:s/></text:p>
          </table:table-cell>
          <table:table-cell office:value-type="float" office:value="13510829.560000001" table:style-name="ce17">
            <text:p>13.510.830<text:s/></text:p>
          </table:table-cell>
          <table:table-cell office:value-type="float" office:value="1607849811.24" table:style-name="ce17">
            <text:p>1.607.849.811<text:s/></text:p>
          </table:table-cell>
          <table:table-cell office:value-type="float" office:value="10145919.940000001" table:style-name="ce17">
            <text:p>10.145.920<text:s/></text:p>
          </table:table-cell>
          <table:table-cell office:value-type="float" office:value="4302179353.2999992" table:style-name="ce18">
            <text:p>4.302.179.3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6666.66" table:style-name="ce17">
            <text:p>6.667<text:s/></text:p>
          </table:table-cell>
          <table:table-cell office:value-type="float" office:value="3499013.8" table:style-name="ce17">
            <text:p>3.499.01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522585.939999999" table:style-name="ce17">
            <text:p>12.522.586<text:s/></text:p>
          </table:table-cell>
          <table:table-cell office:value-type="float" office:value="3038824.67" table:style-name="ce17">
            <text:p>3.038.8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2710.31" table:style-name="ce17">
            <text:p>32.71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236752.65" table:style-name="ce17">
            <text:p>10.236.753<text:s/></text:p>
          </table:table-cell>
          <table:table-cell office:value-type="float" office:value="234.95" table:style-name="ce17">
            <text:p>23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52646.11" table:style-name="ce17">
            <text:p>252.646<text:s/></text:p>
          </table:table-cell>
          <table:table-cell office:value-type="float" office:value="3018217.26" table:style-name="ce17">
            <text:p>3.018.21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813575.92" table:style-name="ce17">
            <text:p>10.813.57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387179.6699999999" table:style-name="ce17">
            <text:p>7.387.180<text:s/></text:p>
          </table:table-cell>
          <table:table-cell office:value-type="float" office:value="172817369.16999999" table:style-name="ce17">
            <text:p>172.817.3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02740.05" table:style-name="ce17">
            <text:p>1.202.740<text:s/></text:p>
          </table:table-cell>
          <table:table-cell office:value-type="float" office:value="808.9" table:style-name="ce17">
            <text:p>80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953681.56" table:style-name="ce17">
            <text:p>2.953.682<text:s/></text:p>
          </table:table-cell>
          <table:table-cell office:value-type="float" office:value="21" table:style-name="ce17">
            <text:p>21<text:s/></text:p>
          </table:table-cell>
          <table:table-cell office:value-type="float" office:value="227783028.62" table:style-name="ce18">
            <text:p>227.783.0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814164.7400000002" table:style-name="ce17">
            <text:p>6.814.165<text:s/></text:p>
          </table:table-cell>
          <table:table-cell office:value-type="float" office:value="21874640.43" table:style-name="ce17">
            <text:p>21.874.640<text:s/></text:p>
          </table:table-cell>
          <table:table-cell office:value-type="float" office:value="22973817.010000002" table:style-name="ce17">
            <text:p>22.973.817<text:s/></text:p>
          </table:table-cell>
          <table:table-cell office:value-type="float" office:value="20478719.190000001" table:style-name="ce17">
            <text:p>20.478.719<text:s/></text:p>
          </table:table-cell>
          <table:table-cell office:value-type="float" office:value="58064267.560000002" table:style-name="ce17">
            <text:p>58.064.268<text:s/></text:p>
          </table:table-cell>
          <table:table-cell office:value-type="float" office:value="44471805.159999996" table:style-name="ce17">
            <text:p>44.471.805<text:s/></text:p>
          </table:table-cell>
          <table:table-cell office:value-type="float" office:value="1217282979.1200001" table:style-name="ce17">
            <text:p>1.217.282.979<text:s/></text:p>
          </table:table-cell>
          <table:table-cell office:value-type="float" office:value="28884351.510000002" table:style-name="ce17">
            <text:p>28.884.352<text:s/></text:p>
          </table:table-cell>
          <table:table-cell office:value-type="float" office:value="30102363.199999999" table:style-name="ce17">
            <text:p>30.102.363<text:s/></text:p>
          </table:table-cell>
          <table:table-cell office:value-type="float" office:value="25753811.109999999" table:style-name="ce17">
            <text:p>25.753.811<text:s/></text:p>
          </table:table-cell>
          <table:table-cell office:value-type="float" office:value="149424596.05000001" table:style-name="ce17">
            <text:p>149.424.596<text:s/></text:p>
          </table:table-cell>
          <table:table-cell office:value-type="float" office:value="21833946.82" table:style-name="ce17">
            <text:p>21.833.947<text:s/></text:p>
          </table:table-cell>
          <table:table-cell office:value-type="float" office:value="23015499.260000002" table:style-name="ce17">
            <text:p>23.015.499<text:s/></text:p>
          </table:table-cell>
          <table:table-cell office:value-type="float" office:value="40917266.490000002" table:style-name="ce17">
            <text:p>40.917.266<text:s/></text:p>
          </table:table-cell>
          <table:table-cell office:value-type="float" office:value="45587761.009999998" table:style-name="ce17">
            <text:p>45.587.761<text:s/></text:p>
          </table:table-cell>
          <table:table-cell office:value-type="float" office:value="77287119.099999994" table:style-name="ce17">
            <text:p>77.287.119<text:s/></text:p>
          </table:table-cell>
          <table:table-cell office:value-type="float" office:value="20058100.489999998" table:style-name="ce17">
            <text:p>20.058.100<text:s/></text:p>
          </table:table-cell>
          <table:table-cell office:value-type="float" office:value="66391411.259999998" table:style-name="ce17">
            <text:p>66.391.411<text:s/></text:p>
          </table:table-cell>
          <table:table-cell office:value-type="float" office:value="244385138.31999999" table:style-name="ce17">
            <text:p>244.385.138<text:s/></text:p>
          </table:table-cell>
          <table:table-cell office:value-type="float" office:value="36029041.380000003" table:style-name="ce17">
            <text:p>36.029.041<text:s/></text:p>
          </table:table-cell>
          <table:table-cell office:value-type="float" office:value="23619928.68" table:style-name="ce17">
            <text:p>23.619.929<text:s/></text:p>
          </table:table-cell>
          <table:table-cell office:value-type="float" office:value="13731387.880000001" table:style-name="ce17">
            <text:p>13.731.388<text:s/></text:p>
          </table:table-cell>
          <table:table-cell office:value-type="float" office:value="113417259.63" table:style-name="ce17">
            <text:p>113.417.260<text:s/></text:p>
          </table:table-cell>
          <table:table-cell office:value-type="float" office:value="51901319.960000001" table:style-name="ce17">
            <text:p>51.901.320<text:s/></text:p>
          </table:table-cell>
          <table:table-cell office:value-type="float" office:value="17109678.280000001" table:style-name="ce17">
            <text:p>17.109.678<text:s/></text:p>
          </table:table-cell>
          <table:table-cell office:value-type="float" office:value="136526477.15000001" table:style-name="ce17">
            <text:p>136.526.477<text:s/></text:p>
          </table:table-cell>
          <table:table-cell office:value-type="float" office:value="10029603.369999999" table:style-name="ce17">
            <text:p>10.029.603<text:s/></text:p>
          </table:table-cell>
          <table:table-cell office:value-type="float" office:value="2567966454.1600003" table:style-name="ce18">
            <text:p>2.567.966.4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392009.05" table:style-name="ce17">
            <text:p>392.009<text:s/></text:p>
          </table:table-cell>
          <table:table-cell office:value-type="float" office:value="-383749.43000000017" table:style-name="ce17">
            <text:p>(383.749)</text:p>
          </table:table-cell>
          <table:table-cell office:value-type="float" office:value="13329864.6" table:style-name="ce17">
            <text:p>13.329.865<text:s/></text:p>
          </table:table-cell>
          <table:table-cell office:value-type="float" office:value="293104.77" table:style-name="ce17">
            <text:p>293.105<text:s/></text:p>
          </table:table-cell>
          <table:table-cell office:value-type="float" office:value="-13249250.620000001" table:style-name="ce17">
            <text:p>(13.249.251)</text:p>
          </table:table-cell>
          <table:table-cell office:value-type="float" office:value="17672575.390000001" table:style-name="ce17">
            <text:p>17.672.575<text:s/></text:p>
          </table:table-cell>
          <table:table-cell office:value-type="float" office:value="546394268.51999998" table:style-name="ce17">
            <text:p>546.394.269<text:s/></text:p>
          </table:table-cell>
          <table:table-cell office:value-type="float" office:value="12435235.02" table:style-name="ce17">
            <text:p>12.435.235<text:s/></text:p>
          </table:table-cell>
          <table:table-cell office:value-type="float" office:value="22849579.239999998" table:style-name="ce17">
            <text:p>22.849.579<text:s/></text:p>
          </table:table-cell>
          <table:table-cell office:value-type="float" office:value="2228793.77" table:style-name="ce17">
            <text:p>2.228.794<text:s/></text:p>
          </table:table-cell>
          <table:table-cell office:value-type="float" office:value="-26166810.099999998" table:style-name="ce17">
            <text:p>(26.166.810)</text:p>
          </table:table-cell>
          <table:table-cell office:value-type="float" office:value="3692969.1499999994" table:style-name="ce17">
            <text:p>3.692.969<text:s/></text:p>
          </table:table-cell>
          <table:table-cell office:value-type="float" office:value="7073361.46" table:style-name="ce17">
            <text:p>7.073.361<text:s/></text:p>
          </table:table-cell>
          <table:table-cell office:value-type="float" office:value="2835122.04" table:style-name="ce17">
            <text:p>2.835.122<text:s/></text:p>
          </table:table-cell>
          <table:table-cell office:value-type="float" office:value="1702473.36" table:style-name="ce17">
            <text:p>1.702.473<text:s/></text:p>
          </table:table-cell>
          <table:table-cell office:value-type="float" office:value="10752128.25" table:style-name="ce17">
            <text:p>10.752.128<text:s/></text:p>
          </table:table-cell>
          <table:table-cell office:value-type="float" office:value="1312960.79" table:style-name="ce17">
            <text:p>1.312.961<text:s/></text:p>
          </table:table-cell>
          <table:table-cell office:value-type="float" office:value="28994177.140000001" table:style-name="ce17">
            <text:p>28.994.177<text:s/></text:p>
          </table:table-cell>
          <table:table-cell office:value-type="float" office:value="214154888.58999997" table:style-name="ce17">
            <text:p>214.154.889<text:s/></text:p>
          </table:table-cell>
          <table:table-cell office:value-type="float" office:value="1744986.4500000002" table:style-name="ce17">
            <text:p>1.744.986<text:s/></text:p>
          </table:table-cell>
          <table:table-cell office:value-type="float" office:value="1836201.63" table:style-name="ce17">
            <text:p>1.836.202<text:s/></text:p>
          </table:table-cell>
          <table:table-cell office:value-type="float" office:value="1511752.73" table:style-name="ce17">
            <text:p>1.511.753<text:s/></text:p>
          </table:table-cell>
          <table:table-cell office:value-type="float" office:value="10247980.939999999" table:style-name="ce17">
            <text:p>10.247.981<text:s/></text:p>
          </table:table-cell>
          <table:table-cell office:value-type="float" office:value="22543884.469999999" table:style-name="ce17">
            <text:p>22.543.884<text:s/></text:p>
          </table:table-cell>
          <table:table-cell office:value-type="float" office:value="4055891.09" table:style-name="ce17">
            <text:p>4.055.891<text:s/></text:p>
          </table:table-cell>
          <table:table-cell office:value-type="float" office:value="621670940.46000004" table:style-name="ce17">
            <text:p>621.670.940<text:s/></text:p>
          </table:table-cell>
          <table:table-cell office:value-type="float" office:value="1451679.06" table:style-name="ce17">
            <text:p>1.451.679<text:s/></text:p>
          </table:table-cell>
          <table:table-cell office:value-type="float" office:value="1511377017.8199999" table:style-name="ce18">
            <text:p>1.511.377.018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5182128.729999997" table:style-name="ce21">
            <text:p>45.182.129<text:s/></text:p>
          </table:table-cell>
          <table:table-cell office:value-type="float" office:value="221472547.10000002" table:style-name="ce21">
            <text:p>221.472.547<text:s/></text:p>
          </table:table-cell>
          <table:table-cell office:value-type="float" office:value="1025835024.2200001" table:style-name="ce21">
            <text:p>1.025.835.024<text:s/></text:p>
          </table:table-cell>
          <table:table-cell office:value-type="float" office:value="52264199.149999999" table:style-name="ce21">
            <text:p>52.264.199<text:s/></text:p>
          </table:table-cell>
          <table:table-cell office:value-type="float" office:value="1359196765.6900001" table:style-name="ce21">
            <text:p>1.359.196.766<text:s/></text:p>
          </table:table-cell>
          <table:table-cell office:value-type="float" office:value="986945338.25" table:style-name="ce21">
            <text:p>986.945.338<text:s/></text:p>
          </table:table-cell>
          <table:table-cell office:value-type="float" office:value="8609499198.0900002" table:style-name="ce21">
            <text:p>8.609.499.198<text:s/></text:p>
          </table:table-cell>
          <table:table-cell office:value-type="float" office:value="1220633997.8899999" table:style-name="ce21">
            <text:p>1.220.633.998<text:s/></text:p>
          </table:table-cell>
          <table:table-cell office:value-type="float" office:value="896078922.70000005" table:style-name="ce21">
            <text:p>896.078.923<text:s/></text:p>
          </table:table-cell>
          <table:table-cell office:value-type="float" office:value="458865821.13" table:style-name="ce21">
            <text:p>458.865.821<text:s/></text:p>
          </table:table-cell>
          <table:table-cell office:value-type="float" office:value="3893232249.3399997" table:style-name="ce21">
            <text:p>3.893.232.249<text:s/></text:p>
          </table:table-cell>
          <table:table-cell office:value-type="float" office:value="360663596.44" table:style-name="ce21">
            <text:p>360.663.596<text:s/></text:p>
          </table:table-cell>
          <table:table-cell office:value-type="float" office:value="512925142.99000007" table:style-name="ce21">
            <text:p>512.925.143<text:s/></text:p>
          </table:table-cell>
          <table:table-cell office:value-type="float" office:value="545299060.16000009" table:style-name="ce21">
            <text:p>545.299.060<text:s/></text:p>
          </table:table-cell>
          <table:table-cell office:value-type="float" office:value="311904011.22000003" table:style-name="ce21">
            <text:p>311.904.011<text:s/></text:p>
          </table:table-cell>
          <table:table-cell office:value-type="float" office:value="1425318981.8200002" table:style-name="ce21">
            <text:p>1.425.318.982<text:s/></text:p>
          </table:table-cell>
          <table:table-cell office:value-type="float" office:value="175809848.09999999" table:style-name="ce21">
            <text:p>175.809.848<text:s/></text:p>
          </table:table-cell>
          <table:table-cell office:value-type="float" office:value="3602263285.6599998" table:style-name="ce21">
            <text:p>3.602.263.286<text:s/></text:p>
          </table:table-cell>
          <table:table-cell office:value-type="float" office:value="14374643921.77" table:style-name="ce21">
            <text:p>14.374.643.922<text:s/></text:p>
          </table:table-cell>
          <table:table-cell office:value-type="float" office:value="272271270.56" table:style-name="ce21">
            <text:p>272.271.271<text:s/></text:p>
          </table:table-cell>
          <table:table-cell office:value-type="float" office:value="152798386.81999999" table:style-name="ce21">
            <text:p>152.798.387<text:s/></text:p>
          </table:table-cell>
          <table:table-cell office:value-type="float" office:value="51965213.980000004" table:style-name="ce21">
            <text:p>51.965.214<text:s/></text:p>
          </table:table-cell>
          <table:table-cell office:value-type="float" office:value="3583337331.0799994" table:style-name="ce21">
            <text:p>3.583.337.331<text:s/></text:p>
          </table:table-cell>
          <table:table-cell office:value-type="float" office:value="3295918221.6199999" table:style-name="ce21">
            <text:p>3.295.918.222<text:s/></text:p>
          </table:table-cell>
          <table:table-cell office:value-type="float" office:value="189629954.69" table:style-name="ce21">
            <text:p>189.629.955<text:s/></text:p>
          </table:table-cell>
          <table:table-cell office:value-type="float" office:value="33331471560.440002" table:style-name="ce21">
            <text:p>33.331.471.560<text:s/></text:p>
          </table:table-cell>
          <table:table-cell office:value-type="float" office:value="107089657.52" table:style-name="ce21">
            <text:p>107.089.658<text:s/></text:p>
          </table:table-cell>
          <table:table-cell office:value-type="float" office:value="81062515637.160019" table:style-name="ce22">
            <text:p>81.062.515.637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126412529.17958869" table:style-name="ce25">
            <text:p>126.412.529<text:s/></text:p>
          </table:table-cell>
          <table:table-cell office:value-type="float" office:value="286582828.94253093" table:style-name="ce25">
            <text:p>286.582.829<text:s/></text:p>
          </table:table-cell>
          <table:table-cell office:value-type="float" office:value="383663898.45828491" table:style-name="ce25">
            <text:p>383.663.898<text:s/></text:p>
          </table:table-cell>
          <table:table-cell office:value-type="float" office:value="71547209.603532657" table:style-name="ce25">
            <text:p>71.547.210<text:s/></text:p>
          </table:table-cell>
          <table:table-cell office:value-type="float" office:value="1551943831.4693799" table:style-name="ce25">
            <text:p>1.551.943.831<text:s/></text:p>
          </table:table-cell>
          <table:table-cell office:value-type="float" office:value="966274211.75717545" table:style-name="ce25">
            <text:p>966.274.212<text:s/></text:p>
          </table:table-cell>
          <table:table-cell office:value-type="float" office:value="695518386.57694018" table:style-name="ce25">
            <text:p>695.518.387<text:s/></text:p>
          </table:table-cell>
          <table:table-cell office:value-type="float" office:value="761364596.55048335" table:style-name="ce25">
            <text:p>761.364.597<text:s/></text:p>
          </table:table-cell>
          <table:table-cell office:value-type="float" office:value="862654065.94804811" table:style-name="ce25">
            <text:p>862.654.066<text:s/></text:p>
          </table:table-cell>
          <table:table-cell office:value-type="float" office:value="480952752.16439277" table:style-name="ce25">
            <text:p>480.952.752<text:s/></text:p>
          </table:table-cell>
          <table:table-cell office:value-type="float" office:value="3610514162.6084952" table:style-name="ce25">
            <text:p>3.610.514.163<text:s/></text:p>
          </table:table-cell>
          <table:table-cell office:value-type="float" office:value="494764468.65303177" table:style-name="ce25">
            <text:p>494.764.469<text:s/></text:p>
          </table:table-cell>
          <table:table-cell office:value-type="float" office:value="676370966.83104098" table:style-name="ce25">
            <text:p>676.370.967<text:s/></text:p>
          </table:table-cell>
          <table:table-cell office:value-type="float" office:value="896516009.82232606" table:style-name="ce25">
            <text:p>896.516.010<text:s/></text:p>
          </table:table-cell>
          <table:table-cell office:value-type="float" office:value="472082491.04199147" table:style-name="ce25">
            <text:p>472.082.491<text:s/></text:p>
          </table:table-cell>
          <table:table-cell office:value-type="float" office:value="1091871116.1406069" table:style-name="ce25">
            <text:p>1.091.871.116<text:s/></text:p>
          </table:table-cell>
          <table:table-cell office:value-type="float" office:value="341820998.32767266" table:style-name="ce25">
            <text:p>341.820.998<text:s/></text:p>
          </table:table-cell>
          <table:table-cell office:value-type="float" office:value="2273132459.0982594" table:style-name="ce25">
            <text:p>2.273.132.459<text:s/></text:p>
          </table:table-cell>
          <table:table-cell office:value-type="float" office:value="2974753372.78374" table:style-name="ce25">
            <text:p>2.974.753.373<text:s/></text:p>
          </table:table-cell>
          <table:table-cell office:value-type="float" office:value="408462317.81111491" table:style-name="ce25">
            <text:p>408.462.318<text:s/></text:p>
          </table:table-cell>
          <table:table-cell office:value-type="float" office:value="170406299.79547098" table:style-name="ce25">
            <text:p>170.406.300<text:s/></text:p>
          </table:table-cell>
          <table:table-cell office:value-type="float" office:value="86249802.766023815" table:style-name="ce25">
            <text:p>86.249.803<text:s/></text:p>
          </table:table-cell>
          <table:table-cell office:value-type="float" office:value="2247314550.6552043" table:style-name="ce25">
            <text:p>2.247.314.551<text:s/></text:p>
          </table:table-cell>
          <table:table-cell office:value-type="float" office:value="1697742234.1717386" table:style-name="ce25">
            <text:p>1.697.742.234<text:s/></text:p>
          </table:table-cell>
          <table:table-cell office:value-type="float" office:value="311231676.22047263" table:style-name="ce25">
            <text:p>311.231.676<text:s/></text:p>
          </table:table-cell>
          <table:table-cell office:value-type="float" office:value="11498548495.884531" table:style-name="ce25">
            <text:p>11.498.548.496<text:s/></text:p>
          </table:table-cell>
          <table:table-cell office:value-type="float" office:value="228159673.60792896" table:style-name="ce25">
            <text:p>228.159.674<text:s/></text:p>
          </table:table-cell>
          <table:table-cell office:value-type="float" office:value="35666855406.87001" table:style-name="ce26">
            <text:p>35.666.855.407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71594657.90958869" table:style-name="ce21">
            <text:p>171.594.658<text:s/></text:p>
          </table:table-cell>
          <table:table-cell office:value-type="float" office:value="508055376.04253095" table:style-name="ce21">
            <text:p>508.055.376<text:s/></text:p>
          </table:table-cell>
          <table:table-cell office:value-type="float" office:value="1409498922.6782851" table:style-name="ce21">
            <text:p>1.409.498.923<text:s/></text:p>
          </table:table-cell>
          <table:table-cell office:value-type="float" office:value="123811408.75353265" table:style-name="ce21">
            <text:p>123.811.409<text:s/></text:p>
          </table:table-cell>
          <table:table-cell office:value-type="float" office:value="2911140597.15938" table:style-name="ce21">
            <text:p>2.911.140.597<text:s/></text:p>
          </table:table-cell>
          <table:table-cell office:value-type="float" office:value="1953219550.0071754" table:style-name="ce21">
            <text:p>1.953.219.550<text:s/></text:p>
          </table:table-cell>
          <table:table-cell office:value-type="float" office:value="9305017584.6669407" table:style-name="ce21">
            <text:p>9.305.017.585<text:s/></text:p>
          </table:table-cell>
          <table:table-cell office:value-type="float" office:value="1981998594.4404831" table:style-name="ce21">
            <text:p>1.981.998.594<text:s/></text:p>
          </table:table-cell>
          <table:table-cell office:value-type="float" office:value="1758732988.6480482" table:style-name="ce21">
            <text:p>1.758.732.989<text:s/></text:p>
          </table:table-cell>
          <table:table-cell office:value-type="float" office:value="939818573.29439282" table:style-name="ce21">
            <text:p>939.818.573<text:s/></text:p>
          </table:table-cell>
          <table:table-cell office:value-type="float" office:value="7503746411.9484949" table:style-name="ce21">
            <text:p>7.503.746.412<text:s/></text:p>
          </table:table-cell>
          <table:table-cell office:value-type="float" office:value="855428065.09303176" table:style-name="ce21">
            <text:p>855.428.065<text:s/></text:p>
          </table:table-cell>
          <table:table-cell office:value-type="float" office:value="1189296109.8210411" table:style-name="ce21">
            <text:p>1.189.296.110<text:s/></text:p>
          </table:table-cell>
          <table:table-cell office:value-type="float" office:value="1441815069.982326" table:style-name="ce21">
            <text:p>1.441.815.070<text:s/></text:p>
          </table:table-cell>
          <table:table-cell office:value-type="float" office:value="783986502.2619915" table:style-name="ce21">
            <text:p>783.986.502<text:s/></text:p>
          </table:table-cell>
          <table:table-cell office:value-type="float" office:value="2517190097.9606071" table:style-name="ce21">
            <text:p>2.517.190.098<text:s/></text:p>
          </table:table-cell>
          <table:table-cell office:value-type="float" office:value="517630846.42767262" table:style-name="ce21">
            <text:p>517.630.846<text:s/></text:p>
          </table:table-cell>
          <table:table-cell office:value-type="float" office:value="5875395744.7582588" table:style-name="ce21">
            <text:p>5.875.395.745<text:s/></text:p>
          </table:table-cell>
          <table:table-cell office:value-type="float" office:value="17349397294.553741" table:style-name="ce21">
            <text:p>17.349.397.295<text:s/></text:p>
          </table:table-cell>
          <table:table-cell office:value-type="float" office:value="680733588.37111497" table:style-name="ce21">
            <text:p>680.733.588<text:s/></text:p>
          </table:table-cell>
          <table:table-cell office:value-type="float" office:value="323204686.61547101" table:style-name="ce21">
            <text:p>323.204.687<text:s/></text:p>
          </table:table-cell>
          <table:table-cell office:value-type="float" office:value="138215016.74602383" table:style-name="ce21">
            <text:p>138.215.017<text:s/></text:p>
          </table:table-cell>
          <table:table-cell office:value-type="float" office:value="5830651881.7352037" table:style-name="ce21">
            <text:p>5.830.651.882<text:s/></text:p>
          </table:table-cell>
          <table:table-cell office:value-type="float" office:value="4993660455.7917385" table:style-name="ce21">
            <text:p>4.993.660.456<text:s/></text:p>
          </table:table-cell>
          <table:table-cell office:value-type="float" office:value="500861630.91047263" table:style-name="ce21">
            <text:p>500.861.631<text:s/></text:p>
          </table:table-cell>
          <table:table-cell office:value-type="float" office:value="44830020056.324532" table:style-name="ce21">
            <text:p>44.830.020.056<text:s/></text:p>
          </table:table-cell>
          <table:table-cell office:value-type="float" office:value="335249331.12792897" table:style-name="ce21">
            <text:p>335.249.331<text:s/></text:p>
          </table:table-cell>
          <table:table-cell office:value-type="float" office:value="116729371044.03003" table:style-name="ce22">
            <text:p>116.729.371.044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577298.21301036887" table:style-name="ce27">
            <text:p>577.298<text:s/></text:p>
          </table:table-cell>
          <table:table-cell office:value-type="float" office:value="4891830.3508579396" table:style-name="ce27">
            <text:p>4.891.830<text:s/></text:p>
          </table:table-cell>
          <table:table-cell office:value-type="float" office:value="3859930.822386235" table:style-name="ce27">
            <text:p>3.859.931<text:s/></text:p>
          </table:table-cell>
          <table:table-cell office:value-type="float" office:value="471950.05676288385" table:style-name="ce27">
            <text:p>471.950<text:s/></text:p>
          </table:table-cell>
          <table:table-cell office:value-type="float" office:value="12569902.43067429" table:style-name="ce27">
            <text:p>12.569.902<text:s/></text:p>
          </table:table-cell>
          <table:table-cell office:value-type="float" office:value="9266588.169403892" table:style-name="ce27">
            <text:p>9.266.588<text:s/></text:p>
          </table:table-cell>
          <table:table-cell office:value-type="float" office:value="15106097.470884968" table:style-name="ce27">
            <text:p>15.106.097<text:s/></text:p>
          </table:table-cell>
          <table:table-cell office:value-type="float" office:value="16621222.855171457" table:style-name="ce27">
            <text:p>16.621.223<text:s/></text:p>
          </table:table-cell>
          <table:table-cell office:value-type="float" office:value="6511186.2521757567" table:style-name="ce27">
            <text:p>6.511.186<text:s/></text:p>
          </table:table-cell>
          <table:table-cell office:value-type="float" office:value="3028135.3196513979" table:style-name="ce27">
            <text:p>3.028.135<text:s/></text:p>
          </table:table-cell>
          <table:table-cell office:value-type="float" office:value="34372155.246624261" table:style-name="ce27">
            <text:p>34.372.155<text:s/></text:p>
          </table:table-cell>
          <table:table-cell office:value-type="float" office:value="3587722.0970215285" table:style-name="ce27">
            <text:p>3.587.722<text:s/></text:p>
          </table:table-cell>
          <table:table-cell office:value-type="float" office:value="4123672.8631810569" table:style-name="ce27">
            <text:p>4.123.673<text:s/></text:p>
          </table:table-cell>
          <table:table-cell office:value-type="float" office:value="5817195.0323967822" table:style-name="ce27">
            <text:p>5.817.195<text:s/></text:p>
          </table:table-cell>
          <table:table-cell office:value-type="float" office:value="5874494.0412534" table:style-name="ce27">
            <text:p>5.874.494<text:s/></text:p>
          </table:table-cell>
          <table:table-cell office:value-type="float" office:value="33776114.862120405" table:style-name="ce27">
            <text:p>33.776.115<text:s/></text:p>
          </table:table-cell>
          <table:table-cell office:value-type="float" office:value="3026362.5559281069" table:style-name="ce27">
            <text:p>3.026.363<text:s/></text:p>
          </table:table-cell>
          <table:table-cell office:value-type="float" office:value="29482336.691790666" table:style-name="ce27">
            <text:p>29.482.337<text:s/></text:p>
          </table:table-cell>
          <table:table-cell office:value-type="float" office:value="2811957454.9887486" table:style-name="ce27">
            <text:p>2.811.957.455<text:s/></text:p>
          </table:table-cell>
          <table:table-cell office:value-type="float" office:value="4009811.1869014264" table:style-name="ce27">
            <text:p>4.009.811<text:s/></text:p>
          </table:table-cell>
          <table:table-cell office:value-type="float" office:value="1670485.1364387658" table:style-name="ce27">
            <text:p>1.670.485<text:s/></text:p>
          </table:table-cell>
          <table:table-cell office:value-type="float" office:value="455554.31317298685" table:style-name="ce27">
            <text:p>455.554<text:s/></text:p>
          </table:table-cell>
          <table:table-cell office:value-type="float" office:value="27015897.369420797" table:style-name="ce27">
            <text:p>27.015.897<text:s/></text:p>
          </table:table-cell>
          <table:table-cell office:value-type="float" office:value="34167250.434347644" table:style-name="ce27">
            <text:p>34.167.250<text:s/></text:p>
          </table:table-cell>
          <table:table-cell office:value-type="float" office:value="8734399.5772423837" table:style-name="ce27">
            <text:p>8.734.400<text:s/></text:p>
          </table:table-cell>
          <table:table-cell office:value-type="float" office:value="134328679.20402336" table:style-name="ce27">
            <text:p>134.328.679<text:s/></text:p>
          </table:table-cell>
          <table:table-cell office:value-type="float" office:value="1722992.3884094183" table:style-name="ce27">
            <text:p>1.722.992<text:s/></text:p>
          </table:table-cell>
          <table:table-cell office:value-type="float" office:value="3217026719.9300003" table:style-name="ce28">
            <text:p>3.217.026.720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72171956.12259907" table:style-name="ce21">
            <text:p>172.171.956<text:s/></text:p>
          </table:table-cell>
          <table:table-cell office:value-type="float" office:value="512947206.39338887" table:style-name="ce21">
            <text:p>512.947.206<text:s/></text:p>
          </table:table-cell>
          <table:table-cell office:value-type="float" office:value="1413358853.5006714" table:style-name="ce21">
            <text:p>1.413.358.854<text:s/></text:p>
          </table:table-cell>
          <table:table-cell office:value-type="float" office:value="124283358.81029554" table:style-name="ce21">
            <text:p>124.283.359<text:s/></text:p>
          </table:table-cell>
          <table:table-cell office:value-type="float" office:value="2923710499.590054" table:style-name="ce21">
            <text:p>2.923.710.500<text:s/></text:p>
          </table:table-cell>
          <table:table-cell office:value-type="float" office:value="1962486138.1765792" table:style-name="ce21">
            <text:p>1.962.486.138<text:s/></text:p>
          </table:table-cell>
          <table:table-cell office:value-type="float" office:value="9320123682.137825" table:style-name="ce21">
            <text:p>9.320.123.682<text:s/></text:p>
          </table:table-cell>
          <table:table-cell office:value-type="float" office:value="1998619817.2956545" table:style-name="ce21">
            <text:p>1.998.619.817<text:s/></text:p>
          </table:table-cell>
          <table:table-cell office:value-type="float" office:value="1765244174.900224" table:style-name="ce21">
            <text:p>1.765.244.175<text:s/></text:p>
          </table:table-cell>
          <table:table-cell office:value-type="float" office:value="942846708.61404419" table:style-name="ce21">
            <text:p>942.846.709<text:s/></text:p>
          </table:table-cell>
          <table:table-cell office:value-type="float" office:value="7538118567.1951189" table:style-name="ce21">
            <text:p>7.538.118.567<text:s/></text:p>
          </table:table-cell>
          <table:table-cell office:value-type="float" office:value="859015787.19005334" table:style-name="ce21">
            <text:p>859.015.787<text:s/></text:p>
          </table:table-cell>
          <table:table-cell office:value-type="float" office:value="1193419782.6842222" table:style-name="ce21">
            <text:p>1.193.419.783<text:s/></text:p>
          </table:table-cell>
          <table:table-cell office:value-type="float" office:value="1447632265.0147228" table:style-name="ce21">
            <text:p>1.447.632.265<text:s/></text:p>
          </table:table-cell>
          <table:table-cell office:value-type="float" office:value="789860996.30324495" table:style-name="ce21">
            <text:p>789.860.996<text:s/></text:p>
          </table:table-cell>
          <table:table-cell office:value-type="float" office:value="2550966212.8227277" table:style-name="ce21">
            <text:p>2.550.966.213<text:s/></text:p>
          </table:table-cell>
          <table:table-cell office:value-type="float" office:value="520657208.98360074" table:style-name="ce21">
            <text:p>520.657.209<text:s/></text:p>
          </table:table-cell>
          <table:table-cell office:value-type="float" office:value="5904878081.4500494" table:style-name="ce21">
            <text:p>5.904.878.081<text:s/></text:p>
          </table:table-cell>
          <table:table-cell office:value-type="float" office:value="20161354749.542488" table:style-name="ce21">
            <text:p>20.161.354.750<text:s/></text:p>
          </table:table-cell>
          <table:table-cell office:value-type="float" office:value="684743399.55801642" table:style-name="ce21">
            <text:p>684.743.400<text:s/></text:p>
          </table:table-cell>
          <table:table-cell office:value-type="float" office:value="324875171.75190979" table:style-name="ce21">
            <text:p>324.875.172<text:s/></text:p>
          </table:table-cell>
          <table:table-cell office:value-type="float" office:value="138670571.05919683" table:style-name="ce21">
            <text:p>138.670.571<text:s/></text:p>
          </table:table-cell>
          <table:table-cell office:value-type="float" office:value="5857667779.1046247" table:style-name="ce21">
            <text:p>5.857.667.779<text:s/></text:p>
          </table:table-cell>
          <table:table-cell office:value-type="float" office:value="5027827706.2260866" table:style-name="ce21">
            <text:p>5.027.827.706<text:s/></text:p>
          </table:table-cell>
          <table:table-cell office:value-type="float" office:value="509596030.48771501" table:style-name="ce21">
            <text:p>509.596.030<text:s/></text:p>
          </table:table-cell>
          <table:table-cell office:value-type="float" office:value="44964348735.528557" table:style-name="ce21">
            <text:p>44.964.348.736<text:s/></text:p>
          </table:table-cell>
          <table:table-cell office:value-type="float" office:value="336972323.51633841" table:style-name="ce21">
            <text:p>336.972.324<text:s/></text:p>
          </table:table-cell>
          <table:table-cell office:value-type="float" office:value="119946397763.96002" table:style-name="ce22">
            <text:p>119.946.397.764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9-07-23T15:09:20Z</dc:date>
    <meta:print-date>2011-05-12T16:46:54Z</meta:print-date>
    <meta:editing-cycles>41</meta:editing-cycles>
    <meta:editing-duration>PT4293S</meta:editing-duration>
  </office:meta>
</office:document-meta>
</file>